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ro15" style:family="table-row">
      <style:table-row-properties style:row-height="0.499cm" fo:break-before="auto" style:use-optimal-row-height="fals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36">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7" style:family="table-cell" style:parent-style-name="Default">
      <style:table-cell-properties fo:background-color="#069a2e"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9" style:family="table-cell" style:parent-style-name="Default">
      <style:table-cell-properties fo:background-color="#069a2e"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8"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7" style:family="table-cell" style:parent-style-name="Default">
      <style:table-cell-properties fo:wrap-option="wrap" style:vertical-align="middle"/>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17"/>
        <table:table-column table:style-name="co2" table:number-columns-repeated="5" table:default-cell-style-name="ce17"/>
        <table:table-column table:style-name="co3" table:number-columns-repeated="4" table:default-cell-style-name="ce17"/>
        <table:table-column table:style-name="co4" table:number-columns-repeated="16" table:default-cell-style-name="ce17"/>
        <table:table-column table:style-name="co5" table:number-columns-repeated="998" table:default-cell-style-name="ce17"/>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1095])" office:value-type="float" office:value="974" calcext:value-type="float">
            <text:p>974</text:p>
          </table:table-cell>
          <table:table-cell table:style-name="ce7" table:formula="of:=COUNTIF([.B7:.B1095];&quot;X&quot;)" office:value-type="float" office:value="834" calcext:value-type="float">
            <text:p>834</text:p>
          </table:table-cell>
          <table:table-cell table:style-name="ce7" table:formula="of:=COUNTIF([.C7:.C1095];&quot;X&quot;)" office:value-type="float" office:value="18" calcext:value-type="float">
            <text:p>18</text:p>
          </table:table-cell>
          <table:table-cell table:style-name="ce7" table:formula="of:=COUNTIF([.D7:.D1095];&quot;X&quot;)" office:value-type="float" office:value="72" calcext:value-type="float">
            <text:p>72</text:p>
          </table:table-cell>
          <table:table-cell table:style-name="ce7" table:formula="of:=COUNTIF([.E7:.E1095];&quot;X&quot;)" office:value-type="float" office:value="1" calcext:value-type="float">
            <text:p>1</text:p>
          </table:table-cell>
          <table:table-cell table:style-name="ce7" table:formula="of:=COUNTIF([.F7:.F1095];&quot;X&quot;)" office:value-type="float" office:value="111" calcext:value-type="float">
            <text:p>111</text:p>
          </table:table-cell>
          <table:table-cell table:style-name="ce25" table:formula="of:=SUM([.B2:.F2])" office:value-type="float" office:value="1036" calcext:value-type="float">
            <text:p>1036</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11" office:value-type="string" calcext:value-type="string" table:number-columns-spanned="1" table:number-rows-spanned="2">
            <text:p>Data</text:p>
          </table:table-cell>
          <table:table-cell table:style-name="ce2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20" office:value-type="string" calcext:value-type="string" table:number-columns-spanned="1" table:number-rows-spanned="2">
            <text:p>Gatilho: que situações dispararam essa emoção em você?</text:p>
          </table:table-cell>
          <table:table-cell table:style-name="ce20" office:value-type="string" calcext:value-type="string" table:number-columns-spanned="1" table:number-rows-spanned="2">
            <text:p>Sua reação: como você efetivamente agiu após essa emoção?</text:p>
          </table:table-cell>
          <table:table-cell table:style-name="ce20" office:value-type="string" calcext:value-type="string" table:number-columns-spanned="1" table:number-rows-spanned="2">
            <text:p>Reações alternativas: de que outras maneiras você poderia ter reagido?</text:p>
          </table:table-cell>
          <table:table-cell table:style-name="ce2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20" office:value-type="string" calcext:value-type="string">
            <text:p>Alegria</text:p>
          </table:table-cell>
          <table:table-cell table:style-name="ce20" office:value-type="string" calcext:value-type="string">
            <text:p>Raiva</text:p>
          </table:table-cell>
          <table:table-cell table:style-name="ce20" office:value-type="string" calcext:value-type="string">
            <text:p>Medo</text:p>
          </table:table-cell>
          <table:table-cell table:style-name="ce20" office:value-type="string" calcext:value-type="string">
            <text:p>Nojo</text:p>
          </table:table-cell>
          <table:table-cell table:style-name="ce2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21" office:value-type="date" office:date-value="2022-04-07" calcext:value-type="date">
            <text:p>07/04/2022</text:p>
          </table:table-cell>
          <table:table-cell table:style-name="ce37" office:value-type="string" calcext:value-type="string">
            <text:p>X</text:p>
          </table:table-cell>
          <table:table-cell table:style-name="ce37" table:number-columns-repeated="4"/>
          <table:table-cell table:style-name="ce49"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49" office:value-type="string" calcext:value-type="string">
            <text:p>Eu fiquei muito contente, emocionado e cheio de ânimo e energia para seguir adiante!</text:p>
          </table:table-cell>
          <table:table-cell table:style-name="ce49" office:value-type="string" calcext:value-type="string">
            <text:p>Poderia ter ficado apático, sem graça.</text:p>
          </table:table-cell>
          <table:table-cell table:style-name="ce49"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21" table:formula="of:=[.A394]+1" office:value-type="date" office:date-value="2023-01-05" calcext:value-type="date">
            <text:p>05/01/2023</text:p>
          </table:table-cell>
          <table:table-cell table:style-name="ce37" office:value-type="string" calcext:value-type="string">
            <text:p>X</text:p>
          </table:table-cell>
          <table:table-cell table:style-name="ce37" table:number-columns-repeated="4"/>
          <table:table-cell table:style-name="ce49" office:value-type="string" calcext:value-type="string">
            <text:p>Trabalhei bastante e aprendi muito.</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58]+1" office:value-type="date" office:date-value="2023-06-18" calcext:value-type="date">
            <text:p>1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59]+1" office:value-type="date" office:date-value="2023-06-19" calcext:value-type="date">
            <text:p>19/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quei muito preocupado com minha filha durante o procedimento de endoscopia que ela precisou fazer.</text:p>
          </table:table-cell>
          <table:table-cell table:style-name="ce15" office:value-type="string" calcext:value-type="string">
            <text:p>Fiquei preocupado, mas com muita fé.</text:p>
          </table:table-cell>
          <table:table-cell table:style-name="ce15" office:value-type="string" calcext:value-type="string">
            <text:p>Pod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0]+1" office:value-type="date" office:date-value="2023-06-20" calcext:value-type="date">
            <text:p>2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1]+1" office:value-type="date" office:date-value="2023-06-21" calcext:value-type="date">
            <text:p>2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62]+1" office:value-type="date" office:date-value="2023-06-22" calcext:value-type="date">
            <text:p>2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63]+1" office:value-type="date" office:date-value="2023-06-23" calcext:value-type="date">
            <text:p>23/06/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ada dia tem surgido uma situação diferente e preocupante. Agora, essa informação de novo modelo de trabalho, o que será!?</text:p>
          </table:table-cell>
          <table:table-cell table:style-name="ce15" office:value-type="string" calcext:value-type="string">
            <text:p>Fiquei tenso e muito preocupado</text:p>
          </table:table-cell>
          <table:table-cell table:style-name="ce15" office:value-type="string" calcext:value-type="string">
            <text:p>Poderia me manter mais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64]+1" office:value-type="date" office:date-value="2023-06-24" calcext:value-type="date">
            <text:p>2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65]+1" office:value-type="date" office:date-value="2023-06-25" calcext:value-type="date">
            <text:p>2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esposa esteve o dia todo em plantão e ficamos praticamente todo o dia separ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66]+1" office:value-type="date" office:date-value="2023-06-26" calcext:value-type="date">
            <text:p>2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7]+1" office:value-type="date" office:date-value="2023-06-27" calcext:value-type="date">
            <text:p>2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68]+1" office:value-type="date" office:date-value="2023-06-28" calcext:value-type="date">
            <text:p>2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69]+1" office:value-type="date" office:date-value="2023-06-29" calcext:value-type="date">
            <text:p>2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70]+1" office:value-type="date" office:date-value="2023-06-30" calcext:value-type="date">
            <text:p>30/06/2023</text:p>
          </table:table-cell>
          <table:table-cell table:style-name="ce10" table:number-columns-repeated="4"/>
          <table:table-cell table:style-name="ce10" office:value-type="string" calcext:value-type="string">
            <text:p>X</text:p>
          </table:table-cell>
          <table:table-cell table:style-name="ce15" office:value-type="string" calcext:value-type="string">
            <text:p>A conversa com as lideranças, que eu acreditava que seria positiva, foi ainda mais desmotivadora.</text:p>
          </table:table-cell>
          <table:table-cell table:style-name="ce15" office:value-type="string" calcext:value-type="string">
            <text:p>Fiquei apático, chateado e preocupado.</text:p>
          </table:table-cell>
          <table:table-cell table:style-name="ce15" office:value-type="string" calcext:value-type="string">
            <text:p>Poderia ter tentado me manter confiante.</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571]+1" office:value-type="date" office:date-value="2023-07-01" calcext:value-type="date">
            <text:p>0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72]+1" office:value-type="date" office:date-value="2023-07-02" calcext:value-type="date">
            <text:p>0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73]+1" office:value-type="date" office:date-value="2023-07-03" calcext:value-type="date">
            <text:p>0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trabalho 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hambúrguer.</text:p>
          </table:table-cell>
          <table:table-cell table:style-name="ce2" table:number-columns-repeated="16"/>
          <table:table-cell table:number-columns-repeated="998"/>
        </table:table-row>
        <table:table-row table:style-name="ro6">
          <table:table-cell table:style-name="ce6" table:formula="of:=[.A574]+1" office:value-type="date" office:date-value="2023-07-04" calcext:value-type="date">
            <text:p>04/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uita conversa e pouco desenvolvimento. Vejamos onde isso vai par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75]+1" office:value-type="date" office:date-value="2023-07-05" calcext:value-type="date">
            <text:p>0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abalhar bastante e pensar n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576]+1" office:value-type="date" office:date-value="2023-07-06" calcext:value-type="date">
            <text:p>06/07/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dias passam e não vejo mudanças concretas. As coisas seguem muito parecidas e eu me sinto cada dia mais inút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577]+1" office:value-type="date" office:date-value="2023-07-07" calcext:value-type="date">
            <text:p>07/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78]+1" office:value-type="date" office:date-value="2023-07-08" calcext:value-type="date">
            <text:p>0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79]+1" office:value-type="date" office:date-value="2023-07-09" calcext:value-type="date">
            <text:p>09/07/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eus, eu não tô sabendo lidar com muitas coisas. Tenho me sentido fraco, sozinho, perdido…</text:p>
          </table:table-cell>
          <table:table-cell table:style-name="ce15" office:value-type="string" calcext:value-type="string">
            <text:p>Fiquei triste e angustiado ao longo do dia.</text:p>
          </table:table-cell>
          <table:table-cell table:style-name="ce15" office:value-type="string" calcext:value-type="string">
            <text:p>Poderia estar mais tranquil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580]+1" office:value-type="date" office:date-value="2023-07-10" calcext:value-type="date">
            <text:p>10/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81]+1" office:value-type="date" office:date-value="2023-07-11" calcext:value-type="date">
            <text:p>11/07/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sinto cada dia menos qualificado, pois, não sou orientado e não aplico mais os conhecimentos que estud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2]+1" office:value-type="date" office:date-value="2023-07-12" calcext:value-type="date">
            <text:p>1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83]+1" office:value-type="date" office:date-value="2023-07-13" calcext:value-type="date">
            <text:p>1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13">
          <table:table-cell table:style-name="ce6" table:formula="of:=[.A584]+1" office:value-type="date" office:date-value="2023-07-14" calcext:value-type="date">
            <text:p>1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5]+1" office:value-type="date" office:date-value="2023-07-15" calcext:value-type="date">
            <text:p>1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rrumamos um pouco a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586]+1" office:value-type="date" office:date-value="2023-07-16" calcext:value-type="date">
            <text:p>1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87]+1" office:value-type="date" office:date-value="2023-07-17" calcext:value-type="date">
            <text:p>1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ompido em fé e feito sempre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88]+1" office:value-type="date" office:date-value="2023-07-18" calcext:value-type="date">
            <text:p>1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89]+1" office:value-type="date" office:date-value="2023-07-19" calcext:value-type="date">
            <text:p>19/07/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já foi um dia improdutivo, cheio de reuniões e conversa e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0]+1" office:value-type="date" office:date-value="2023-07-20" calcext:value-type="date">
            <text:p>20/07/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eguei minha tarefa pra focar, consegui evoluir razoavelmente bem, mas, fica claro que, a falta de prática me causou prejuíz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1]+1" office:value-type="date" office:date-value="2023-07-21" calcext:value-type="date">
            <text:p>2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ajudei o time em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92]+1" office:value-type="date" office:date-value="2023-07-22" calcext:value-type="date">
            <text:p>22/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de louvor com nossa filha ao final do acampamento dela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593]+1" office:value-type="date" office:date-value="2023-07-23" calcext:value-type="date">
            <text:p>23/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94]+1" office:value-type="date" office:date-value="2023-07-24" calcext:value-type="date">
            <text:p>24/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95]+1" office:value-type="date" office:date-value="2023-07-25" calcext:value-type="date">
            <text:p>25/07/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um pouco mais em minha tarefa e tive um bo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96]+1" office:value-type="date" office:date-value="2023-07-26" calcext:value-type="date">
            <text:p>26/07/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com qualidade e boa entrega, hoje é meu aniver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e recebi carinho pelo meu aniversário.</text:p>
          </table:table-cell>
          <table:table-cell table:style-name="ce2" table:number-columns-repeated="16"/>
          <table:table-cell table:number-columns-repeated="998"/>
        </table:table-row>
        <table:table-row table:style-name="ro13">
          <table:table-cell table:style-name="ce6" table:formula="of:=[.A597]+1" office:value-type="date" office:date-value="2023-07-27" calcext:value-type="date">
            <text:p>27/07/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98]+1" office:value-type="date" office:date-value="2023-07-28" calcext:value-type="date">
            <text:p>28/07/2023</text:p>
          </table:table-cell>
          <table:table-cell table:style-name="ce10" office:value-type="string" calcext:value-type="string">
            <text:p>X</text:p>
          </table:table-cell>
          <table:table-cell table:style-name="ce10" table:number-columns-repeated="4"/>
          <table:table-cell table:style-name="ce15" office:value-type="string" calcext:value-type="string">
            <text:p>Junto com a colega Michelle, fizemos um trabalho excelente numa ISS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99]+1" office:value-type="date" office:date-value="2023-07-29" calcext:value-type="date">
            <text:p>29/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13">
          <table:table-cell table:style-name="ce6" table:formula="of:=[.A600]+1" office:value-type="date" office:date-value="2023-07-30" calcext:value-type="date">
            <text:p>30/07/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601]+1" office:value-type="date" office:date-value="2023-07-31" calcext:value-type="date">
            <text:p>31/07/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602]+1" office:value-type="date" office:date-value="2023-08-01" calcext:value-type="date">
            <text:p>0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bom trabalho com os lançamentos de falsos positivos e na tarefa da próxim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3]+1" office:value-type="date" office:date-value="2023-08-02" calcext:value-type="date">
            <text:p>0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minha tarefa a todo vapor, com a ajuda da colega Mi, evoluímos bem e eu ainda consegui corrigir os fluxos dos testes unitári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04]+1" office:value-type="date" office:date-value="2023-08-03" calcext:value-type="date">
            <text:p>0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o desenvolvimento e ajustes de testes e pipeline. Não precisei fazer testes integrados nem funcionais, então subi a aplicação ainda hoj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05]+1" office:value-type="date" office:date-value="2023-08-04" calcext:value-type="date">
            <text:p>0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entrega da minha tarefa com grande sucesso e ainda colaborei com a resolução de vários incidentes importantes, evoluindo meus conhec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06]+1" office:value-type="date" office:date-value="2023-08-05" calcext:value-type="date">
            <text:p>0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13">
          <table:table-cell table:style-name="ce6" table:formula="of:=[.A607]+1" office:value-type="date" office:date-value="2023-08-06" calcext:value-type="date">
            <text:p>0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08]+1" office:value-type="date" office:date-value="2023-08-07" calcext:value-type="date">
            <text:p>0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um pouco menos produtivo, pois, tive consulta médica na parte da 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onsultei com nutricionista.</text:p>
          </table:table-cell>
          <table:table-cell table:style-name="ce2" table:number-columns-repeated="16"/>
          <table:table-cell table:style-name="ce47" table:number-columns-repeated="998"/>
        </table:table-row>
        <table:table-row table:style-name="ro6">
          <table:table-cell table:style-name="ce6" table:formula="of:=[.A609]+1" office:value-type="date" office:date-value="2023-08-08" calcext:value-type="date">
            <text:p>08/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10]+1" office:value-type="date" office:date-value="2023-08-09" calcext:value-type="date">
            <text:p>0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um bom feedback de avaliação 360, da liderança de especi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1]+1" office:value-type="date" office:date-value="2023-08-10" calcext:value-type="date">
            <text:p>10/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12]+1" office:value-type="date" office:date-value="2023-08-11" calcext:value-type="date">
            <text:p>1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Novos desafios e bastant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613]+1" office:value-type="date" office:date-value="2023-08-12" calcext:value-type="date">
            <text:p>12/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muito.</text:p>
          </table:table-cell>
          <table:table-cell table:style-name="ce2" table:number-columns-repeated="16"/>
          <table:table-cell table:style-name="ce47" table:number-columns-repeated="998"/>
        </table:table-row>
        <table:table-row table:style-name="ro6">
          <table:table-cell table:style-name="ce6" table:formula="of:=[.A614]+1" office:value-type="date" office:date-value="2023-08-13" calcext:value-type="date">
            <text:p>1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fomos visitar pessoas queridas, numa cidade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15]+1" office:value-type="date" office:date-value="2023-08-14" calcext:value-type="date">
            <text:p>1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a tarefa em partes, e, a solução ficou pronta para a próxima implem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6]+1" office:value-type="date" office:date-value="2023-08-15" calcext:value-type="date">
            <text:p>1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tarefa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7]+1" office:value-type="date" office:date-value="2023-08-16" calcext:value-type="date">
            <text:p>1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Auxiliei o time n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18]+1" office:value-type="date" office:date-value="2023-08-17" calcext:value-type="date">
            <text:p>1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8">
          <table:table-cell table:style-name="ce6" table:formula="of:=[.A619]+1" office:value-type="date" office:date-value="2023-08-18" calcext:value-type="date">
            <text:p>18/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620]+1" office:value-type="date" office:date-value="2023-08-19" calcext:value-type="date">
            <text:p>19/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um pouco.</text:p>
          </table:table-cell>
          <table:table-cell table:style-name="ce2" table:number-columns-repeated="16"/>
          <table:table-cell table:style-name="ce47" table:number-columns-repeated="998"/>
        </table:table-row>
        <table:table-row table:style-name="ro13">
          <table:table-cell table:style-name="ce6" table:formula="of:=[.A621]+1" office:value-type="date" office:date-value="2023-08-20" calcext:value-type="date">
            <text:p>2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622]+1" office:value-type="date" office:date-value="2023-08-21" calcext:value-type="date">
            <text:p>21/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certa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623]+1" office:value-type="date" office:date-value="2023-08-22" calcext:value-type="date">
            <text:p>22/08/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de aprendizado, porém, estou com dificuldade, por ser tudo muito novo na forma que estamos desenvolvendo (arquitetura de ev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624]+1" office:value-type="date" office:date-value="2023-08-23" calcext:value-type="date">
            <text:p>23/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Começo a compreender a arquitetura de eventos e minha tarefa evolui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25]+1" office:value-type="date" office:date-value="2023-08-24" calcext:value-type="date">
            <text:p>24/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26]+1" office:value-type="date" office:date-value="2023-08-25" calcext:value-type="date">
            <text:p>25/08/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aprendizado e evolução e a entrega está quase pro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13">
          <table:table-cell table:style-name="ce6" table:formula="of:=[.A627]+1" office:value-type="date" office:date-value="2023-08-26" calcext:value-type="date">
            <text:p>26/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esposa.</text:p>
          </table:table-cell>
          <table:table-cell table:style-name="ce2" table:number-columns-repeated="16"/>
          <table:table-cell table:style-name="ce47" table:number-columns-repeated="998"/>
        </table:table-row>
        <table:table-row table:style-name="ro13">
          <table:table-cell table:style-name="ce6" table:formula="of:=[.A628]+1" office:value-type="date" office:date-value="2023-08-27" calcext:value-type="date">
            <text:p>27/08/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29]+1" office:value-type="date" office:date-value="2023-08-28" calcext:value-type="date">
            <text:p>28/08/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mais um dia de aprendizado e bom desenvolvimento. Porém, por questões da equipe, meu item não foi possível de ser public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5">
          <table:table-cell table:style-name="ce6" table:formula="of:=[.A630]+1" office:value-type="date" office:date-value="2023-08-29" calcext:value-type="date">
            <text:p>29/08/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prendi e evoluí um pouco mais, meu item não foi possível de ser publicado, porém, ainda assim, recebi elogios d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31]+1" office:value-type="date" office:date-value="2023-08-30" calcext:value-type="date">
            <text:p>30/08/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 item foi concluído como agendado devido ao freezing, já peguei outro item com perspectiva de entrega em 3 dias e entregarei em apenas 1.</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32]+1" office:value-type="date" office:date-value="2023-08-31" calcext:value-type="date">
            <text:p>31/08/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o item orçado em 3 dias em apenas 1 dias e já peguei outro item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33]+1" office:value-type="date" office:date-value="2023-09-01" calcext:value-type="date">
            <text:p>0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rco.</text:p>
          </table:table-cell>
          <table:table-cell table:style-name="ce2" table:number-columns-repeated="16"/>
          <table:table-cell table:style-name="ce47" table:number-columns-repeated="998"/>
        </table:table-row>
        <table:table-row table:style-name="ro6">
          <table:table-cell table:style-name="ce6" table:formula="of:=[.A634]+1" office:value-type="date" office:date-value="2023-09-02" calcext:value-type="date">
            <text:p>0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tivemos a comemoração do chá de fraldas do João Lu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style-name="ce47" table:number-columns-repeated="998"/>
        </table:table-row>
        <table:table-row table:style-name="ro5">
          <table:table-cell table:style-name="ce6" table:formula="of:=[.A635]+1" office:value-type="date" office:date-value="2023-09-03" calcext:value-type="date">
            <text:p>0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bom dia com minha filha, pois, minha esposa estava em plantão, passeamos e nos diverti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36]+1" office:value-type="date" office:date-value="2023-09-04" calcext:value-type="date">
            <text:p>0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omecei os treinos de musculação na academia.</text:p>
          </table:table-cell>
          <table:table-cell table:style-name="ce2" table:number-columns-repeated="16"/>
          <table:table-cell table:style-name="ce47" table:number-columns-repeated="998"/>
        </table:table-row>
        <table:table-row table:style-name="ro6">
          <table:table-cell table:style-name="ce6" table:formula="of:=[.A637]+1" office:value-type="date" office:date-value="2023-09-05" calcext:value-type="date">
            <text:p>0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item entregue em produção com sucesso! Desta vez, tarefa de banco de d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38]+1" office:value-type="date" office:date-value="2023-09-06" calcext:value-type="date">
            <text:p>0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eguei uma nova tarefa ainda na Sprint atual,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39]+1" office:value-type="date" office:date-value="2023-09-07" calcext:value-type="date">
            <text:p>0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feriado e descans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40]+1" office:value-type="date" office:date-value="2023-09-08" calcext:value-type="date">
            <text:p>0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quase a totalidade da minha tarefa atual com muit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1]+1" office:value-type="date" office:date-value="2023-09-09" calcext:value-type="date">
            <text:p>0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nos divertimos muito no cir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poca.</text:p>
          </table:table-cell>
          <table:table-cell table:style-name="ce2" table:number-columns-repeated="16"/>
          <table:table-cell table:style-name="ce47" table:number-columns-repeated="998"/>
        </table:table-row>
        <table:table-row table:style-name="ro13">
          <table:table-cell table:style-name="ce6" table:formula="of:=[.A642]+1" office:value-type="date" office:date-value="2023-09-10" calcext:value-type="date">
            <text:p>1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dia em família e passe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3]+1" office:value-type="date" office:date-value="2023-09-11" calcext:value-type="date">
            <text:p>1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atual com perfei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4]+1" office:value-type="date" office:date-value="2023-09-12" calcext:value-type="date">
            <text:p>1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nossa equipe através do meu dia de escala de plant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5]+1" office:value-type="date" office:date-value="2023-09-13" calcext:value-type="date">
            <text:p>1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13">
          <table:table-cell table:style-name="ce6" table:formula="of:=[.A646]+1" office:value-type="date" office:date-value="2023-09-14" calcext:value-type="date">
            <text:p>1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47]+1" office:value-type="date" office:date-value="2023-09-15" calcext:value-type="date">
            <text:p>15/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se apresentou no Circo e foi um show!</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48]+1" office:value-type="date" office:date-value="2023-09-16" calcext:value-type="date">
            <text:p>1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aravilhos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um lindo filme.</text:p>
          </table:table-cell>
          <table:table-cell table:style-name="ce2" table:number-columns-repeated="16"/>
          <table:table-cell table:style-name="ce47" table:number-columns-repeated="998"/>
        </table:table-row>
        <table:table-row table:style-name="ro6">
          <table:table-cell table:style-name="ce6" table:formula="of:=[.A649]+1" office:value-type="date" office:date-value="2023-09-17" calcext:value-type="date">
            <text:p>1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fez a última apresentação da turnê no Circo e foi a coisa mais linda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50]+1" office:value-type="date" office:date-value="2023-09-18" calcext:value-type="date">
            <text:p>18/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não rendeu bem e eu não consegui evoluir minha demanda, estou com uns erros estranhos, que não faz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21" table:formula="of:=[.A651]+1" office:value-type="date" office:date-value="2023-09-19" calcext:value-type="date">
            <text:p>19/09/2023</text:p>
          </table:table-cell>
          <table:table-cell table:style-name="ce37" office:value-type="string" calcext:value-type="string">
            <text:p>X</text:p>
          </table:table-cell>
          <table:table-cell table:style-name="ce37" table:number-columns-repeated="4"/>
          <table:table-cell table:style-name="ce49" office:value-type="string" calcext:value-type="string">
            <text:p>Completei hoje UM ano de XP, um ano como profissional de desenvolvimento, em Tech!</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2]+1" office:value-type="date" office:date-value="2023-09-20" calcext:value-type="date">
            <text:p>2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nsegui concluir minha tarefa, apenas aguardando para pub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3]+1" office:value-type="date" office:date-value="2023-09-21" calcext:value-type="date">
            <text:p>21/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e colaborei muito com a equipe e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654]+1" office:value-type="date" office:date-value="2023-09-22" calcext:value-type="date">
            <text:p>22/09/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empenhei um bom dia, colaborei muito com a equipe e outras áreas, além de tomar a iniciativa de assumir uma nov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5]+1" office:value-type="date" office:date-value="2023-09-23" calcext:value-type="date">
            <text:p>23/09/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apresentou a feira de ciências da Escola e foi muito elogiada pela professo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13">
          <table:table-cell table:style-name="ce6" table:formula="of:=[.A656]+1" office:value-type="date" office:date-value="2023-09-24" calcext:value-type="date">
            <text:p>24/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louvamos muit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57]+1" office:value-type="date" office:date-value="2023-09-25" calcext:value-type="date">
            <text:p>25/09/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o dia foi atribulado e não consegui render bem, além do calor horrív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58]+1" office:value-type="date" office:date-value="2023-09-26" calcext:value-type="date">
            <text:p>26/09/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 consegui concluir toda a minha demanda, ainda atuando fortemente em meu dia de esca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59]+1" office:value-type="date" office:date-value="2023-09-27" calcext:value-type="date">
            <text:p>27/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0]+1" office:value-type="date" office:date-value="2023-09-28" calcext:value-type="date">
            <text:p>28/09/2023</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1]+1" office:value-type="date" office:date-value="2023-09-29" calcext:value-type="date">
            <text:p>29/09/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ainda colaborei com um Staff na identificação e correção de um proble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2]+1" office:value-type="date" office:date-value="2023-09-30" calcext:value-type="date">
            <text:p>30/09/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caminhada.</text:p>
          </table:table-cell>
          <table:table-cell table:style-name="ce2" table:number-columns-repeated="16"/>
          <table:table-cell table:style-name="ce47" table:number-columns-repeated="998"/>
        </table:table-row>
        <table:table-row table:style-name="ro6">
          <table:table-cell table:style-name="ce6" table:formula="of:=[.A663]+1" office:value-type="date" office:date-value="2023-10-01" calcext:value-type="date">
            <text:p>0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4]+1" office:value-type="date" office:date-value="2023-10-02" calcext:value-type="date">
            <text:p>0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5]+1" office:value-type="date" office:date-value="2023-10-03" calcext:value-type="date">
            <text:p>0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fortemente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66]+1" office:value-type="date" office:date-value="2023-10-04" calcext:value-type="date">
            <text:p>0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67]+1" office:value-type="date" office:date-value="2023-10-05" calcext:value-type="date">
            <text:p>0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mesmo fora do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668]+1" office:value-type="date" office:date-value="2023-10-06" calcext:value-type="date">
            <text:p>0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69]+1" office:value-type="date" office:date-value="2023-10-07" calcext:value-type="date">
            <text:p>0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6">
          <table:table-cell table:style-name="ce6" table:formula="of:=[.A670]+1" office:value-type="date" office:date-value="2023-10-08" calcext:value-type="date">
            <text:p>0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me diverti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71]+1" office:value-type="date" office:date-value="2023-10-09" calcext:value-type="date">
            <text:p>0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ativamente,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2]+1" office:value-type="date" office:date-value="2023-10-10" calcext:value-type="date">
            <text:p>1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muito bem em meu dia de escala, colaborando com a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673]+1" office:value-type="date" office:date-value="2023-10-11" calcext:value-type="date">
            <text:p>1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674]+1" office:value-type="date" office:date-value="2023-10-12" calcext:value-type="date">
            <text:p>1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das Crianças muito divertido com nossa filha desde que ela acordou e foi um dia repleto de bênçãos maravilho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okies de chocolate com M&amp;Ms.</text:p>
          </table:table-cell>
          <table:table-cell table:style-name="ce2" table:number-columns-repeated="16"/>
          <table:table-cell table:style-name="ce47" table:number-columns-repeated="998"/>
        </table:table-row>
        <table:table-row table:style-name="ro6">
          <table:table-cell table:style-name="ce6" table:formula="of:=[.A675]+1" office:value-type="date" office:date-value="2023-10-13" calcext:value-type="date">
            <text:p>1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Atuei em mais um dia de sustentação para nossa equipe atuar n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76]+1" office:value-type="date" office:date-value="2023-10-14" calcext:value-type="date">
            <text:p>1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ensaiei as vozes dos louvores que ministrar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677]+1" office:value-type="date" office:date-value="2023-10-15" calcext:value-type="date">
            <text:p>1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78]+1" office:value-type="date" office:date-value="2023-10-16" calcext:value-type="date">
            <text:p>1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79]+1" office:value-type="date" office:date-value="2023-10-17" calcext:value-type="date">
            <text:p>1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 almoço de homens da igreja.</text:p>
          </table:table-cell>
          <table:table-cell table:style-name="ce2" table:number-columns-repeated="16"/>
          <table:table-cell table:style-name="ce47" table:number-columns-repeated="998"/>
        </table:table-row>
        <table:table-row table:style-name="ro13">
          <table:table-cell table:style-name="ce6" table:formula="of:=[.A680]+1" office:value-type="date" office:date-value="2023-10-18" calcext:value-type="date">
            <text:p>1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1]+1" office:value-type="date" office:date-value="2023-10-19" calcext:value-type="date">
            <text:p>1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longa caminhada.</text:p>
          </table:table-cell>
          <table:table-cell table:style-name="ce2" table:number-columns-repeated="16"/>
          <table:table-cell table:style-name="ce47" table:number-columns-repeated="998"/>
        </table:table-row>
        <table:table-row table:style-name="ro13">
          <table:table-cell table:style-name="ce6" table:formula="of:=[.A682]+1" office:value-type="date" office:date-value="2023-10-20" calcext:value-type="date">
            <text:p>2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3]+1" office:value-type="date" office:date-value="2023-10-21" calcext:value-type="date">
            <text:p>2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84]+1" office:value-type="date" office:date-value="2023-10-22" calcext:value-type="date">
            <text:p>22/10/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85]+1" office:value-type="date" office:date-value="2023-10-23" calcext:value-type="date">
            <text:p>23/10/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senvolver b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6]+1" office:value-type="date" office:date-value="2023-10-24" calcext:value-type="date">
            <text:p>24/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13">
          <table:table-cell table:style-name="ce6" table:formula="of:=[.A687]+1" office:value-type="date" office:date-value="2023-10-25" calcext:value-type="date">
            <text:p>25/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88]+1" office:value-type="date" office:date-value="2023-10-26" calcext:value-type="date">
            <text:p>26/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689]+1" office:value-type="date" office:date-value="2023-10-27" calcext:value-type="date">
            <text:p>27/10/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tarefas e colaborei bastante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smo cansado) Treinei musculação!</text:p>
          </table:table-cell>
          <table:table-cell table:style-name="ce2" table:number-columns-repeated="16"/>
          <table:table-cell table:style-name="ce47" table:number-columns-repeated="998"/>
        </table:table-row>
        <table:table-row table:style-name="ro13">
          <table:table-cell table:style-name="ce6" table:formula="of:=[.A690]+1" office:value-type="date" office:date-value="2023-10-28" calcext:value-type="date">
            <text:p>28/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style-name="ce47" table:number-columns-repeated="998"/>
        </table:table-row>
        <table:table-row table:style-name="ro13">
          <table:table-cell table:style-name="ce6" table:formula="of:=[.A691]+1" office:value-type="date" office:date-value="2023-10-29" calcext:value-type="date">
            <text:p>29/10/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692]+1" office:value-type="date" office:date-value="2023-10-30" calcext:value-type="date">
            <text:p>30/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3]+1" office:value-type="date" office:date-value="2023-10-31" calcext:value-type="date">
            <text:p>31/10/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694]+1" office:value-type="date" office:date-value="2023-11-01" calcext:value-type="date">
            <text:p>0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com o item que assumi e consegui entregar o que me era de responsabilidade pa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695]+1" office:value-type="date" office:date-value="2023-11-02" calcext:value-type="date">
            <text:p>0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mesmo feriado, peguei coisas do trabalho pra fazer e deixar tudo certo pra minha saída em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696]+1" office:value-type="date" office:date-value="2023-11-03" calcext:value-type="date">
            <text:p>0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fiz várias coisas com minha família pra organizar nossa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697]+1" office:value-type="date" office:date-value="2023-11-04" calcext:value-type="date">
            <text:p>0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om, parcialmente em família e com muita aleg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698]+1" office:value-type="date" office:date-value="2023-11-05" calcext:value-type="date">
            <text:p>0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699]+1" office:value-type="date" office:date-value="2023-11-06" calcext:value-type="date">
            <text:p>0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o primeiro dia em férias. A viagem foi boa e abençoada. Apesar de acordarmos muito cedo e ficarmos exaus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00]+1" office:value-type="date" office:date-value="2023-11-07" calcext:value-type="date">
            <text:p>0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em férias, muito diversão, passeio e tranquilidade em família.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5">
          <table:table-cell table:style-name="ce6" table:formula="of:=[.A701]+1" office:value-type="date" office:date-value="2023-11-08" calcext:value-type="date">
            <text:p>0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em férias, um dia emocionante, vimos a peça de abertura diária do Natal Luz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13">
          <table:table-cell table:style-name="ce6" table:formula="of:=[.A702]+1" office:value-type="date" office:date-value="2023-11-09" calcext:value-type="date">
            <text:p>0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rei muitas fotos.</text:p>
          </table:table-cell>
          <table:table-cell table:style-name="ce2" table:number-columns-repeated="16"/>
          <table:table-cell table:style-name="ce47" table:number-columns-repeated="998"/>
        </table:table-row>
        <table:table-row table:style-name="ro13">
          <table:table-cell table:style-name="ce6" table:formula="of:=[.A703]+1" office:value-type="date" office:date-value="2023-11-10" calcext:value-type="date">
            <text:p>1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em férias, nos divertimos muito em Cane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no Karaokê do hotel e foi pura diversão e emoção.</text:p>
          </table:table-cell>
          <table:table-cell table:style-name="ce2" table:number-columns-repeated="16"/>
          <table:table-cell table:style-name="ce47" table:number-columns-repeated="998"/>
        </table:table-row>
        <table:table-row table:style-name="ro9">
          <table:table-cell table:style-name="ce6" table:formula="of:=[.A704]+1" office:value-type="date" office:date-value="2023-11-11" calcext:value-type="date">
            <text:p>1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em férias, fomos até Caxias do Sul, onde conheci pessoalmente meu colega de trabalho Andrey, revi meu querido amigo Felipe e passamos ótimos moment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uito churrasco gaúcho.</text:p>
          </table:table-cell>
          <table:table-cell table:style-name="ce2" table:number-columns-repeated="16"/>
          <table:table-cell table:style-name="ce47" table:number-columns-repeated="998"/>
        </table:table-row>
        <table:table-row table:style-name="ro9">
          <table:table-cell table:style-name="ce6" table:formula="of:=[.A705]+1" office:value-type="date" office:date-value="2023-11-12" calcext:value-type="date">
            <text:p>1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em férias, ficamos em Gramado. É o dia do aniversário da Eduarda e ficamos o dia todo em família, curtindo momentos maravilhosos com ela, na comemoração de seus 9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fondue até ficar satisfeito.</text:p>
          </table:table-cell>
          <table:table-cell table:style-name="ce2" table:number-columns-repeated="16"/>
          <table:table-cell table:style-name="ce47" table:number-columns-repeated="998"/>
        </table:table-row>
        <table:table-row table:style-name="ro9">
          <table:table-cell table:style-name="ce6" table:formula="of:=[.A706]+1" office:value-type="date" office:date-value="2023-11-13" calcext:value-type="date">
            <text:p>13/11/2023</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em férias, foi o dia da nossa despedida e retorno. Foi um dia sem muita diversão, mas, foi abençoado, pois, nosso retorno correu tranquilo e bem,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imentei-me de forma livre.</text:p>
          </table:table-cell>
          <table:table-cell table:style-name="ce2" table:number-columns-repeated="16"/>
          <table:table-cell table:style-name="ce47" table:number-columns-repeated="998"/>
        </table:table-row>
        <table:table-row table:style-name="ro13">
          <table:table-cell table:style-name="ce6" table:formula="of:=[.A707]+1" office:value-type="date" office:date-value="2023-11-14" calcext:value-type="date">
            <text:p>14/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em casa e começamos uma arrumação ger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tomei minha dieta flexível.</text:p>
          </table:table-cell>
          <table:table-cell table:style-name="ce2" table:number-columns-repeated="16"/>
          <table:table-cell table:style-name="ce47" table:number-columns-repeated="998"/>
        </table:table-row>
        <table:table-row table:style-name="ro13">
          <table:table-cell table:style-name="ce6" table:formula="of:=[.A708]+1" office:value-type="date" office:date-value="2023-11-15" calcext:value-type="date">
            <text:p>1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no fer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709]+1" office:value-type="date" office:date-value="2023-11-16" calcext:value-type="date">
            <text:p>1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compartilhar com meu grande amigo e cúmplice Juliano, sobre a minha carreira na área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retomando a dieta no pós férias.</text:p>
          </table:table-cell>
          <table:table-cell table:style-name="ce2" table:number-columns-repeated="16"/>
          <table:table-cell table:style-name="ce47" table:number-columns-repeated="998"/>
        </table:table-row>
        <table:table-row table:style-name="ro13">
          <table:table-cell table:style-name="ce6" table:formula="of:=[.A710]+1" office:value-type="date" office:date-value="2023-11-17" calcext:value-type="date">
            <text:p>1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Descansei bastante em meu último dia dessas féria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os treinos focado e pesado.</text:p>
          </table:table-cell>
          <table:table-cell table:style-name="ce2" table:number-columns-repeated="16"/>
          <table:table-cell table:style-name="ce47" table:number-columns-repeated="998"/>
        </table:table-row>
        <table:table-row table:style-name="ro13">
          <table:table-cell table:style-name="ce6" table:formula="of:=[.A711]+1" office:value-type="date" office:date-value="2023-11-18" calcext:value-type="date">
            <text:p>1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style-name="ce47" table:number-columns-repeated="998"/>
        </table:table-row>
        <table:table-row table:style-name="ro5">
          <table:table-cell table:style-name="ce6" table:formula="of:=[.A712]+1" office:value-type="date" office:date-value="2023-11-19" calcext:value-type="date">
            <text:p>1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antes do retorno ao trabalho, estou bem confiante de que voltarei pra ser ainda melhor, após um merecido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13]+1" office:value-type="date" office:date-value="2023-11-20" calcext:value-type="date">
            <text:p>2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retorno, de organizar minhas coisas e fazer avaliações dos colegas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4]+1" office:value-type="date" office:date-value="2023-11-21" calcext:value-type="date">
            <text:p>21/11/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a pressão no trabalho, porém, eu tenho sabido lidar com muita calma e tranqu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15]+1" office:value-type="date" office:date-value="2023-11-22" calcext:value-type="date">
            <text:p>22/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uma entrega que envolve negociação com outra áre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16]+1" office:value-type="date" office:date-value="2023-11-23" calcext:value-type="date">
            <text:p>23/1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stou atuando na entrega, porém, tive conversa com o Squad Lead e não foi muito produ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style-name="ce47" table:number-columns-repeated="998"/>
        </table:table-row>
        <table:table-row table:style-name="ro6">
          <table:table-cell table:style-name="ce6" table:formula="of:=[.A717]+1" office:value-type="date" office:date-value="2023-11-24" calcext:value-type="date">
            <text:p>24/11/2023</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Dia um pouco tenso, com pressão de todos os lados, porém, tive coragem de confrontar a chef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18]+1" office:value-type="date" office:date-value="2023-11-25" calcext:value-type="date">
            <text:p>25/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depois de muito tempo.</text:p>
          </table:table-cell>
          <table:table-cell table:style-name="ce2" table:number-columns-repeated="16"/>
          <table:table-cell table:style-name="ce47" table:number-columns-repeated="998"/>
        </table:table-row>
        <table:table-row table:style-name="ro13">
          <table:table-cell table:style-name="ce6" table:formula="of:=[.A719]+1" office:value-type="date" office:date-value="2023-11-26" calcext:value-type="date">
            <text:p>26/1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20]+1" office:value-type="date" office:date-value="2023-11-27" calcext:value-type="date">
            <text:p>27/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tarefa e acredito que concluirei já amanhã.</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1]+1" office:value-type="date" office:date-value="2023-11-28" calcext:value-type="date">
            <text:p>28/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iz um grande trabalho de sustentaçã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6">
          <table:table-cell table:style-name="ce6" table:formula="of:=[.A722]+1" office:value-type="date" office:date-value="2023-11-29" calcext:value-type="date">
            <text:p>29/1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inda dentro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23]+1" office:value-type="date" office:date-value="2023-11-30" calcext:value-type="date">
            <text:p>30/1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com muita qualidade minha tarefa e faltando apenas a subida para PR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24]+1" office:value-type="date" office:date-value="2023-12-01" calcext:value-type="date">
            <text:p>0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Subi minha tarefa em produção com perfeição e ajudei muito ao time atuando fortemente em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25]+1" office:value-type="date" office:date-value="2023-12-02" calcext:value-type="date">
            <text:p>0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26]+1" office:value-type="date" office:date-value="2023-12-03" calcext:value-type="date">
            <text:p>0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bem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e comi pipoca.</text:p>
          </table:table-cell>
          <table:table-cell table:style-name="ce2" table:number-columns-repeated="16"/>
          <table:table-cell table:style-name="ce47" table:number-columns-repeated="998"/>
        </table:table-row>
        <table:table-row table:style-name="ro6">
          <table:table-cell table:style-name="ce6" table:formula="of:=[.A727]+1" office:value-type="date" office:date-value="2023-12-04" calcext:value-type="date">
            <text:p>0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grande trabalho de sustentação, apoiando o time,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firme a nova fase de treino em bulking.</text:p>
          </table:table-cell>
          <table:table-cell table:style-name="ce2" table:number-columns-repeated="16"/>
          <table:table-cell table:style-name="ce47" table:number-columns-repeated="998"/>
        </table:table-row>
        <table:table-row table:style-name="ro8">
          <table:table-cell table:style-name="ce6" table:formula="of:=[.A728]+1" office:value-type="date" office:date-value="2023-12-05" calcext:value-type="date">
            <text:p>0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mais um dia de grande trabalho de sustentação, apoiando o time, ao longo do dia. Em 04 dias de foco, foram 53 casos resolvidos e fila normalizada,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8">
          <table:table-cell table:style-name="ce6" table:formula="of:=[.A729]+1" office:value-type="date" office:date-value="2023-12-06" calcext:value-type="date">
            <text:p>06/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Iniciamos nova Sprint, minha última em Renda Fixa - Posições e Eventos, onde comecei uma tarefa bastante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0]+1" office:value-type="date" office:date-value="2023-12-07" calcext:value-type="date">
            <text:p>0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Reencontrei um amigo querido de muito tempo, porém, estou desanimado e triste com a situação de descaso atual com o time o qual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5">
          <table:table-cell table:style-name="ce6" table:formula="of:=[.A731]+1" office:value-type="date" office:date-value="2023-12-08" calcext:value-type="date">
            <text:p>08/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Misto de sentimentos dúbios. Triste pela forma como a Squad está acabando e alegre por ter a oportunidade d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2]+1" office:value-type="date" office:date-value="2023-12-09" calcext:value-type="date">
            <text:p>0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33]+1" office:value-type="date" office:date-value="2023-12-10" calcext:value-type="date">
            <text:p>1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34]+1" office:value-type="date" office:date-value="2023-12-11" calcext:value-type="date">
            <text:p>1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astante em minha tarefa e estou a ponto de entregá-l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35]+1" office:value-type="date" office:date-value="2023-12-12" calcext:value-type="date">
            <text:p>12/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enas pela conclusão dos testes unitários para entregar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5">
          <table:table-cell table:style-name="ce6" table:formula="of:=[.A736]+1" office:value-type="date" office:date-value="2023-12-13" calcext:value-type="date">
            <text:p>1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uma parte de testes, porém, não foram suficientes. Amanhã faço os restantes e entrego minha tarefa co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37]+1" office:value-type="date" office:date-value="2023-12-14" calcext:value-type="date">
            <text:p>1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incluso os testes. No entanto, após subida para produção, identifiquei uma falha do lado de banco de dados que agirei para corre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style-name="ce47" table:number-columns-repeated="998"/>
        </table:table-row>
        <table:table-row table:style-name="ro9">
          <table:table-cell table:style-name="ce6" table:formula="of:=[.A738]+1" office:value-type="date" office:date-value="2023-12-15" calcext:value-type="date">
            <text:p>1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a correção da falha do lado de banco de dados e, até segunda-feira, teremos os testes em produção. Além disso, tive o primeiro contato com a nova equipe e parece ser muito boa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39]+1" office:value-type="date" office:date-value="2023-12-16" calcext:value-type="date">
            <text:p>1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740]+1" office:value-type="date" office:date-value="2023-12-17" calcext:value-type="date">
            <text:p>17/12/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0">
          <table:table-cell table:style-name="ce6" table:formula="of:=[.A741]+1" office:value-type="date" office:date-value="2023-12-18" calcext:value-type="date">
            <text:p>1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a questão de banco de dados, subi a solicitação para correção em ambiente de produção e foi aplicada ao final do dia. Tivemos nossa confraternização da Equipe de Louvor da igreja com nossas famílias e foram momentos de muita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2]+1" office:value-type="date" office:date-value="2023-12-19" calcext:value-type="date">
            <text:p>19/12/2023</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um pouco sem graça, encerrei minha atuação na Squad que estava, porém, não tive tarefas na nova. Estou ainda me sentindo perd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style-name="ce47" table:number-columns-repeated="998"/>
        </table:table-row>
        <table:table-row table:style-name="ro9">
          <table:table-cell table:style-name="ce6" table:formula="of:=[.A743]+1" office:value-type="date" office:date-value="2023-12-20" calcext:value-type="date">
            <text:p>20/12/2023</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um pouco de aprendizado, peguei pra arrumar a Comunidade da Equipe e também aprendi algumas coisas de um dos produtos importantes com um colega de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44]+1" office:value-type="date" office:date-value="2023-12-21" calcext:value-type="date">
            <text:p>21/12/2023</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745]+1" office:value-type="date" office:date-value="2023-12-22" calcext:value-type="date">
            <text:p>22/12/2023</text:p>
          </table:table-cell>
          <table:table-cell table:style-name="ce10" table:number-columns-repeated="4"/>
          <table:table-cell table:style-name="ce10" office:value-type="string" calcext:value-type="string">
            <text:p>X</text:p>
          </table:table-cell>
          <table:table-cell table:style-name="ce15" office:value-type="string" calcext:value-type="string">
            <text:p>Lá vou eu, ter que começar tudo de novo, fazendo atividades com pouco valor agregado e pouca evolução no sentido de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46]+1" office:value-type="date" office:date-value="2023-12-23" calcext:value-type="date">
            <text:p>23/1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style-name="ce47" table:number-columns-repeated="998"/>
        </table:table-row>
        <table:table-row table:style-name="ro5">
          <table:table-cell table:style-name="ce6" table:formula="of:=[.A747]+1" office:value-type="date" office:date-value="2023-12-24" calcext:value-type="date">
            <text:p>24/12/2023</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dia abençoado em família, mais um ano a esperança se renova em nós a partir da marca do nascimento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48]+1" office:value-type="date" office:date-value="2023-12-25" calcext:value-type="date">
            <text:p>25/12/2023</text:p>
          </table:table-cell>
          <table:table-cell table:style-name="ce10" office:value-type="string" calcext:value-type="string">
            <text:p>X</text:p>
          </table:table-cell>
          <table:table-cell table:style-name="ce10" table:number-columns-repeated="4"/>
          <table:table-cell table:style-name="ce15" office:value-type="string" calcext:value-type="string">
            <text:p>Natal abençoado em família, consegui comer de forma tranquila, respeitando minhas vontades e sem exager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todas as academias da cidade estavam fechadas devido ao feriado, pratiquei minha musculação e caminhada na praça, ao ar livre e foi muio bom.</text:p>
          </table:table-cell>
          <table:table-cell table:style-name="ce2" table:number-columns-repeated="16"/>
          <table:table-cell table:style-name="ce47" table:number-columns-repeated="998"/>
        </table:table-row>
        <table:table-row table:style-name="ro6">
          <table:table-cell table:style-name="ce6" table:formula="of:=[.A749]+1" office:value-type="date" office:date-value="2023-12-26" calcext:value-type="date">
            <text:p>26/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os problemas e fazer com que 2 das 3 pipelines ficassem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5">
          <table:table-cell table:style-name="ce6" table:formula="of:=[.A750]+1" office:value-type="date" office:date-value="2023-12-27" calcext:value-type="date">
            <text:p>27/12/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Consegui entregar todas as pipelines em Full CI/CD. Porém, recebi minha devolutiva da 360 e foi muito sem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51]+1" office:value-type="date" office:date-value="2023-12-28" calcext:value-type="date">
            <text:p>28/1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um pipeline em Full CI/CD e ainda resolvi um problema de banco de dados que nem o SD estava consegui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52]+1" office:value-type="date" office:date-value="2023-12-29" calcext:value-type="date">
            <text:p>29/12/2023</text:p>
          </table:table-cell>
          <table:table-cell table:style-name="ce10" table:number-columns-repeated="4"/>
          <table:table-cell table:style-name="ce10" office:value-type="string" calcext:value-type="string">
            <text:p>X</text:p>
          </table:table-cell>
          <table:table-cell table:style-name="ce15" office:value-type="string" calcext:value-type="string">
            <text:p>Último dia útil do ano, foi um dia bastante sem gra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3]+1" office:value-type="date" office:date-value="2023-12-30" calcext:value-type="date">
            <text:p>30/12/2023</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o dia inteiro em casa, pois, tive que desarrumar tudo para montagem de móve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text:p>
          </table:table-cell>
          <table:table-cell table:style-name="ce2" table:number-columns-repeated="16"/>
          <table:table-cell table:style-name="ce47" table:number-columns-repeated="998"/>
        </table:table-row>
        <table:table-row table:style-name="ro5">
          <table:table-cell table:style-name="ce6" table:formula="of:=[.A754]+1" office:value-type="date" office:date-value="2023-12-31" calcext:value-type="date">
            <text:p>31/12/2023</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atual (2023), foi um bom ano, de aprendizado e desenvolvimento. Que venham mais 366 dias do novo an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55]+1" office:value-type="date" office:date-value="2024-01-01" calcext:value-type="date">
            <text:p>0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4, passamos o dia em família e foi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até tarde.</text:p>
          </table:table-cell>
          <table:table-cell table:style-name="ce2" table:number-columns-repeated="16"/>
          <table:table-cell table:style-name="ce47" table:number-columns-repeated="998"/>
        </table:table-row>
        <table:table-row table:style-name="ro13">
          <table:table-cell table:style-name="ce6" table:formula="of:=[.A756]+1" office:value-type="date" office:date-value="2024-01-02" calcext:value-type="date">
            <text:p>0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6">
          <table:table-cell table:style-name="ce6" table:formula="of:=[.A757]+1" office:value-type="date" office:date-value="2024-01-03" calcext:value-type="date">
            <text:p>0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a boa conversa com meu novo gestor e 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58]+1" office:value-type="date" office:date-value="2024-01-04" calcext:value-type="date">
            <text:p>0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59]+1" office:value-type="date" office:date-value="2024-01-05" calcext:value-type="date">
            <text:p>0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0]+1" office:value-type="date" office:date-value="2024-01-06" calcext:value-type="date">
            <text:p>0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style-name="ce47" table:number-columns-repeated="998"/>
        </table:table-row>
        <table:table-row table:style-name="ro13">
          <table:table-cell table:style-name="ce6" table:formula="of:=[.A761]+1" office:value-type="date" office:date-value="2024-01-07" calcext:value-type="date">
            <text:p>0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62]+1" office:value-type="date" office:date-value="2024-01-08" calcext:value-type="date">
            <text:p>0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3]+1" office:value-type="date" office:date-value="2024-01-09" calcext:value-type="date">
            <text:p>0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com mais pipelines em Full CI/C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na chuva :D</text:p>
          </table:table-cell>
          <table:table-cell table:style-name="ce2" table:number-columns-repeated="16"/>
          <table:table-cell table:style-name="ce47" table:number-columns-repeated="998"/>
        </table:table-row>
        <table:table-row table:style-name="ro5">
          <table:table-cell table:style-name="ce6" table:formula="of:=[.A764]+1" office:value-type="date" office:date-value="2024-01-10" calcext:value-type="date">
            <text:p>10/01/2024</text:p>
          </table:table-cell>
          <table:table-cell table:style-name="ce10" table:number-columns-repeated="4"/>
          <table:table-cell table:style-name="ce10" office:value-type="string" calcext:value-type="string">
            <text:p>X</text:p>
          </table:table-cell>
          <table:table-cell table:style-name="ce15" office:value-type="string" calcext:value-type="string">
            <text:p>Dia de muitas reuniões e pouco produtivo, estou um pouco chateado com o (não) andamento d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65]+1" office:value-type="date" office:date-value="2024-01-11" calcext:value-type="date">
            <text:p>1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tuei numa aplicação em vários aspectos importantes e consegui fazer coisas que estavam duvidando que eu seria capa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13">
          <table:table-cell table:style-name="ce6" table:formula="of:=[.A766]+1" office:value-type="date" office:date-value="2024-01-12" calcext:value-type="date">
            <text:p>1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 e de bon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67]+1" office:value-type="date" office:date-value="2024-01-13" calcext:value-type="date">
            <text:p>1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style-name="ce47" table:number-columns-repeated="998"/>
        </table:table-row>
        <table:table-row table:style-name="ro13">
          <table:table-cell table:style-name="ce6" table:formula="of:=[.A768]+1" office:value-type="date" office:date-value="2024-01-14" calcext:value-type="date">
            <text:p>1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69]+1" office:value-type="date" office:date-value="2024-01-15" calcext:value-type="date">
            <text:p>1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ar andamento à nova tarefa que me foi designada e eu ainda nunca havia 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0]+1" office:value-type="date" office:date-value="2024-01-16" calcext:value-type="date">
            <text:p>16/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desenho de arquitetura de mais duas aplic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o de chocolate.</text:p>
          </table:table-cell>
          <table:table-cell table:style-name="ce2" table:number-columns-repeated="16"/>
          <table:table-cell table:style-name="ce47" table:number-columns-repeated="998"/>
        </table:table-row>
        <table:table-row table:style-name="ro5">
          <table:table-cell table:style-name="ce6" table:formula="of:=[.A771]+1" office:value-type="date" office:date-value="2024-01-17" calcext:value-type="date">
            <text:p>17/01/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Concluí o desenho de mais duas aplicações, porém, estou com muitas dores no corpo e isso me preocu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72]+1" office:value-type="date" office:date-value="2024-01-18" calcext:value-type="date">
            <text:p>1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no desenho da última aplicação e no panorama geral do produ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style-name="ce47" table:number-columns-repeated="998"/>
        </table:table-row>
        <table:table-row table:style-name="ro8">
          <table:table-cell table:style-name="ce6" table:formula="of:=[.A773]+1" office:value-type="date" office:date-value="2024-01-19" calcext:value-type="date">
            <text:p>1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uma grande parte da minha tarefa com reconhecimento do gestor e ainda recebi um bom feedback de avaliação do gestor de entregas anter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774]+1" office:value-type="date" office:date-value="2024-01-20" calcext:value-type="date">
            <text:p>20/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 e com a visita de nossa sobrinha Alicia, que passou dois dias conosco aqui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13">
          <table:table-cell table:style-name="ce6" table:formula="of:=[.A775]+1" office:value-type="date" office:date-value="2024-01-21" calcext:value-type="date">
            <text:p>2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76]+1" office:value-type="date" office:date-value="2024-01-22" calcext:value-type="date">
            <text:p>22/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77]+1" office:value-type="date" office:date-value="2024-01-23" calcext:value-type="date">
            <text:p>23/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ais um desenho de uma outra aplicação de outro contex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778]+1" office:value-type="date" office:date-value="2024-01-24" calcext:value-type="date">
            <text:p>24/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a tarefa bastante importante e complexa, numa aplicação com arquitetura ainda desconhecida pra m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79]+1" office:value-type="date" office:date-value="2024-01-25" calcext:value-type="date">
            <text:p>25/01/2024</text:p>
          </table:table-cell>
          <table:table-cell table:style-name="ce10" office:value-type="string" calcext:value-type="string">
            <text:p>X</text:p>
          </table:table-cell>
          <table:table-cell table:style-name="ce10" table:number-columns-repeated="4"/>
          <table:table-cell table:style-name="ce15" office:value-type="string" calcext:value-type="string">
            <text:p>Adiantei bem as atividades da tarefa que peguei, conseguindo resolver diversos problemas complexos da estrutura do código e de dependênc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12">
          <table:table-cell table:style-name="ce6" table:formula="of:=[.A780]+1" office:value-type="date" office:date-value="2024-01-26" calcext:value-type="date">
            <text:p>26/01/2024</text:p>
          </table:table-cell>
          <table:table-cell table:style-name="ce10" table:number-columns-repeated="4"/>
          <table:table-cell table:style-name="ce10" office:value-type="string" calcext:value-type="string">
            <text:p>X</text:p>
          </table:table-cell>
          <table:table-cell table:style-name="ce15" office:value-type="string" calcext:value-type="string">
            <text:p>Eu estou com muita dificuldade em lidar com os desrespeitos da minha filha. Eu tento balancear sendo a única pessoa que a educa e impõe limites, pois, minha esposa e mãe dão muita liberdade e aceitam tudo. Mas, eu sempre sou considerado o errado da história. E, me preocupa demais a forma como ela está evoluindo de forma muito desobed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X-Mais.</text:p>
          </table:table-cell>
          <table:table-cell table:style-name="ce2" table:number-columns-repeated="16"/>
          <table:table-cell table:style-name="ce47" table:number-columns-repeated="998"/>
        </table:table-row>
        <table:table-row table:style-name="ro13">
          <table:table-cell table:style-name="ce6" table:formula="of:=[.A781]+1" office:value-type="date" office:date-value="2024-01-27" calcext:value-type="date">
            <text:p>27/01/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ão de queijo feito por minha mãe.</text:p>
          </table:table-cell>
          <table:table-cell table:style-name="ce2" table:number-columns-repeated="16"/>
          <table:table-cell table:style-name="ce47" table:number-columns-repeated="998"/>
        </table:table-row>
        <table:table-row table:style-name="ro13">
          <table:table-cell table:style-name="ce6" table:formula="of:=[.A782]+1" office:value-type="date" office:date-value="2024-01-28" calcext:value-type="date">
            <text:p>28/01/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783]+1" office:value-type="date" office:date-value="2024-01-29" calcext:value-type="date">
            <text:p>29/01/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tarefa em produção e já comecei a estudar a próxim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4]+1" office:value-type="date" office:date-value="2024-01-30" calcext:value-type="date">
            <text:p>30/01/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cei minha próxima tarefa e a aplicação tem um nível de profundidade e abstrações que eu ainda não tinha atuado. Estou um pouco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style-name="ce47" table:number-columns-repeated="998"/>
        </table:table-row>
        <table:table-row table:style-name="ro9">
          <table:table-cell table:style-name="ce6" table:formula="of:=[.A785]+1" office:value-type="date" office:date-value="2024-01-31" calcext:value-type="date">
            <text:p>31/01/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eçar a entender melhor a aplicação que estou atuando e consegui desenvolver a solução de ponta a ponta. Porém, ainda não está se saindo bem nos tes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786]+1" office:value-type="date" office:date-value="2024-02-01" calcext:value-type="date">
            <text:p>0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a solução para minha tarefa, consegui fazer funcionar, coloquei em homologação e agora estou desenvolvendo testes para garantir total qualidade da entreg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787]+1" office:value-type="date" office:date-value="2024-02-02" calcext:value-type="date">
            <text:p>0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arefa desenvolvida com solução e testes. Agora é subir para produção na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788]+1" office:value-type="date" office:date-value="2024-02-03" calcext:value-type="date">
            <text:p>03/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tempo de ficar em família, angusti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89]+1" office:value-type="date" office:date-value="2024-02-04" calcext:value-type="date">
            <text:p>0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790]+1" office:value-type="date" office:date-value="2024-02-05" calcext:value-type="date">
            <text:p>05/02/2024</text:p>
          </table:table-cell>
          <table:table-cell table:style-name="ce10" table:number-columns-repeated="4"/>
          <table:table-cell table:style-name="ce10" office:value-type="string" calcext:value-type="string">
            <text:p>X</text:p>
          </table:table-cell>
          <table:table-cell table:style-name="ce15" office:value-type="string" calcext:value-type="string">
            <text:p>Quando eu achei que tava tudo certinho com o meu desenvolvimento, o colega de Frontend colocou novas solicitações pra ajustar na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1]+1" office:value-type="date" office:date-value="2024-02-06" calcext:value-type="date">
            <text:p>0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Funcionalidade devidamente entregue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8">
          <table:table-cell table:style-name="ce6" table:formula="of:=[.A792]+1" office:value-type="date" office:date-value="2024-02-07" calcext:value-type="date">
            <text:p>07/02/2024</text:p>
          </table:table-cell>
          <table:table-cell table:style-name="ce10"/>
          <table:table-cell table:number-columns-repeated="4" table:style-name="ce10" office:value-type="string" calcext:value-type="string">
            <text:p>X</text:p>
          </table:table-cell>
          <table:table-cell table:style-name="ce15" office:value-type="string" calcext:value-type="string">
            <text:p>Peguei uma nova tarefa sem orientação nenhuma… O forro da nossa casa, na área nossa de alimentação, está com bichos, eu tô com algum problema de saúde…</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793]+1" office:value-type="date" office:date-value="2024-02-08" calcext:value-type="date">
            <text:p>08/02/2024</text:p>
          </table:table-cell>
          <table:table-cell table:style-name="ce10" table:number-columns-repeated="4"/>
          <table:table-cell table:style-name="ce10" office:value-type="string" calcext:value-type="string">
            <text:p>X</text:p>
          </table:table-cell>
          <table:table-cell table:style-name="ce15" office:value-type="string" calcext:value-type="string">
            <text:p>Ainda estou com várias preocupações.</text:p>
          </table:table-cell>
          <table:table-cell table:style-name="ce15" office:value-type="string" calcext:value-type="string">
            <text:p>Chateado.</text:p>
          </table:table-cell>
          <table:table-cell table:style-name="ce15" office:value-type="string" calcext:value-type="string">
            <text:p>Tentar me manter bem.</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794]+1" office:value-type="date" office:date-value="2024-02-09" calcext:value-type="date">
            <text:p>0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de monitoria está funcionado, porém, ainda longe do que seria perfe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style-name="ce47" table:number-columns-repeated="998"/>
        </table:table-row>
        <table:table-row table:style-name="ro6">
          <table:table-cell table:style-name="ce6" table:formula="of:=[.A795]+1" office:value-type="date" office:date-value="2024-02-10" calcext:value-type="date">
            <text:p>10/02/2024</text:p>
          </table:table-cell>
          <table:table-cell table:style-name="ce10" table:number-columns-repeated="4"/>
          <table:table-cell table:style-name="ce10" office:value-type="string" calcext:value-type="string">
            <text:p>X</text:p>
          </table:table-cell>
          <table:table-cell table:style-name="ce15" office:value-type="string" calcext:value-type="string">
            <text:p>Esposa em plantão o dia todo, dia corrido, não tivemos muito tempo de ficar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796]+1" office:value-type="date" office:date-value="2024-02-11" calcext:value-type="date">
            <text:p>11/02/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Passamos um bom dia em família, porém, estamos todos meio adoentados e fracos em casa. Cremos que o Senhor, Deus, nos proverá cura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797]+1" office:value-type="date" office:date-value="2024-02-12" calcext:value-type="date">
            <text:p>1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798]+1" office:value-type="date" office:date-value="2024-02-13" calcext:value-type="date">
            <text:p>1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799]+1" office:value-type="date" office:date-value="2024-02-14" calcext:value-type="date">
            <text:p>1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btive boa evolução na funcionalidade de monitor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0]+1" office:value-type="date" office:date-value="2024-02-15" calcext:value-type="date">
            <text:p>1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evolução da funcionalidade de monitoria e peguei outra tarefa impor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i uma Palavra de Fé e coragem hoje na igreja. Amém!</text:p>
          </table:table-cell>
          <table:table-cell table:style-name="ce2" table:number-columns-repeated="16"/>
          <table:table-cell table:style-name="ce47" table:number-columns-repeated="998"/>
        </table:table-row>
        <table:table-row table:style-name="ro6">
          <table:table-cell table:style-name="ce6" table:formula="of:=[.A801]+1" office:value-type="date" office:date-value="2024-02-16" calcext:value-type="date">
            <text:p>1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diversas questões de trabalho e consegui entregar 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02]+1" office:value-type="date" office:date-value="2024-02-17" calcext:value-type="date">
            <text:p>1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tivemos um momento em família no almoço, conjuntamente em comunhão com os irmãos da igreja do grupo de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03]+1" office:value-type="date" office:date-value="2024-02-18" calcext:value-type="date">
            <text:p>1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om dia parcialmen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04]+1" office:value-type="date" office:date-value="2024-02-19" calcext:value-type="date">
            <text:p>1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eixar minha tarefa pronta para entrega amanhã, corretamente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5]+1" office:value-type="date" office:date-value="2024-02-20" calcext:value-type="date">
            <text:p>20/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dia transcorreu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06]+1" office:value-type="date" office:date-value="2024-02-21" calcext:value-type="date">
            <text:p>21/02/2024</text:p>
          </table:table-cell>
          <table:table-cell table:style-name="ce10" office:value-type="string" calcext:value-type="string">
            <text:p>X</text:p>
          </table:table-cell>
          <table:table-cell table:style-name="ce10" table:number-columns-repeated="4"/>
          <table:table-cell table:style-name="ce15" office:value-type="string" calcext:value-type="string">
            <text:p>Entrega feita em produção e novas atividades em anda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07]+1" office:value-type="date" office:date-value="2024-02-22" calcext:value-type="date">
            <text:p>22/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5">
          <table:table-cell table:style-name="ce6" table:formula="of:=[.A808]+1" office:value-type="date" office:date-value="2024-02-23" calcext:value-type="date">
            <text:p>23/02/2024</text:p>
          </table:table-cell>
          <table:table-cell table:style-name="ce10" office:value-type="string" calcext:value-type="string">
            <text:p>X</text:p>
          </table:table-cell>
          <table:table-cell table:style-name="ce10" table:number-columns-repeated="4"/>
          <table:table-cell table:style-name="ce15" office:value-type="string" calcext:value-type="string">
            <text:p>O resultado da entrega que fiz foi bem-sucedido e funcionou adequadamente. Foi um dia de um pouco 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09]+1" office:value-type="date" office:date-value="2024-02-24" calcext:value-type="date">
            <text:p>24/02/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mais um dia abençoado em família e tivemos momentos de comunhão com irmãos da igreja, na casa de um dos cas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10]+1" office:value-type="date" office:date-value="2024-02-25" calcext:value-type="date">
            <text:p>25/02/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11]+1" office:value-type="date" office:date-value="2024-02-26" calcext:value-type="date">
            <text:p>26/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26/02/2024, eu e minha esposa completamos 13 anos de cas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12]+1" office:value-type="date" office:date-value="2024-02-27" calcext:value-type="date">
            <text:p>27/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Voltei a caminhar ao ar livre.</text:p>
          </table:table-cell>
          <table:table-cell table:style-name="ce2" table:number-columns-repeated="16"/>
          <table:table-cell table:style-name="ce47" table:number-columns-repeated="998"/>
        </table:table-row>
        <table:table-row table:style-name="ro8">
          <table:table-cell table:style-name="ce6" table:formula="of:=[.A813]+1" office:value-type="date" office:date-value="2024-02-28" calcext:value-type="date">
            <text:p>28/02/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aniversário de minha amada esposa e eu subi uma alteração no trabalho que corrigiu um problema importante pra um cl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4]+1" office:value-type="date" office:date-value="2024-02-29" calcext:value-type="date">
            <text:p>29/02/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15]+1" office:value-type="date" office:date-value="2024-03-01" calcext:value-type="date">
            <text:p>0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style-name="ce47" table:number-columns-repeated="998"/>
        </table:table-row>
        <table:table-row table:style-name="ro5">
          <table:table-cell table:style-name="ce6" table:formula="of:=[.A816]+1" office:value-type="date" office:date-value="2024-03-02" calcext:value-type="date">
            <text:p>0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boa parte do dia em família e fomos ao aniversário de duas meninas abençoadas, filhas de um casal de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13">
          <table:table-cell table:style-name="ce6" table:formula="of:=[.A817]+1" office:value-type="date" office:date-value="2024-03-03" calcext:value-type="date">
            <text:p>0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18]+1" office:value-type="date" office:date-value="2024-03-04" calcext:value-type="date">
            <text:p>04/03/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19]+1" office:value-type="date" office:date-value="2024-03-05" calcext:value-type="date">
            <text:p>0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lgumas tarefas e aprendi mais um pou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style-name="ce47" table:number-columns-repeated="998"/>
        </table:table-row>
        <table:table-row table:style-name="ro5">
          <table:table-cell table:style-name="ce6" table:formula="of:=[.A820]+1" office:value-type="date" office:date-value="2024-03-06" calcext:value-type="date">
            <text:p>0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21]+1" office:value-type="date" office:date-value="2024-03-07" calcext:value-type="date">
            <text:p>0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me parecendo ser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6">
          <table:table-cell table:style-name="ce6" table:formula="of:=[.A822]+1" office:value-type="date" office:date-value="2024-03-08" calcext:value-type="date">
            <text:p>0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tuando numa tarefa de pesquisa e descoberta, está sendo algo bastante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23]+1" office:value-type="date" office:date-value="2024-03-09" calcext:value-type="date">
            <text:p>0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zero açúcar.</text:p>
          </table:table-cell>
          <table:table-cell table:style-name="ce2" table:number-columns-repeated="16"/>
          <table:table-cell table:style-name="ce47" table:number-columns-repeated="998"/>
        </table:table-row>
        <table:table-row table:style-name="ro5">
          <table:table-cell table:style-name="ce6" table:formula="of:=[.A824]+1" office:value-type="date" office:date-value="2024-03-10" calcext:value-type="date">
            <text:p>1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25]+1" office:value-type="date" office:date-value="2024-03-11" calcext:value-type="date">
            <text:p>1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ndo a tarefa de pesquisa e descoberta, está sendo de grande aprendiz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6]+1" office:value-type="date" office:date-value="2024-03-12" calcext:value-type="date">
            <text:p>1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etapa de cruzamento dos itens de descoberta, refinamos tarefas e foi bem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27]+1" office:value-type="date" office:date-value="2024-03-13" calcext:value-type="date">
            <text:p>1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mais um refinamento para finalização das definições das tarefas e foi bastante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28]+1" office:value-type="date" office:date-value="2024-03-14" calcext:value-type="date">
            <text:p>1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atuar na tarefa para a qual eu fiz o processo de descober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29]+1" office:value-type="date" office:date-value="2024-03-15" calcext:value-type="date">
            <text:p>15/03/2024</text:p>
          </table:table-cell>
          <table:table-cell table:style-name="ce10" table:number-columns-repeated="4"/>
          <table:table-cell table:style-name="ce10" office:value-type="string" calcext:value-type="string">
            <text:p>X</text:p>
          </table:table-cell>
          <table:table-cell table:style-name="ce15" office:value-type="string" calcext:value-type="string">
            <text:p>A carga cognitiva e as pressões do dia a dia estão um pouco demais pra mim. Me sentindo bem cansado e sem o devido apoio!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30]+1" office:value-type="date" office:date-value="2024-03-16" calcext:value-type="date">
            <text:p>1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feijoada da tia Andreia.</text:p>
          </table:table-cell>
          <table:table-cell table:style-name="ce2" table:number-columns-repeated="16"/>
          <table:table-cell table:style-name="ce47" table:number-columns-repeated="998"/>
        </table:table-row>
        <table:table-row table:style-name="ro13">
          <table:table-cell table:style-name="ce6" table:formula="of:=[.A831]+1" office:value-type="date" office:date-value="2024-03-17" calcext:value-type="date">
            <text:p>1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a bênção de mais u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32]+1" office:value-type="date" office:date-value="2024-03-18" calcext:value-type="date">
            <text:p>18/03/2024</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stava indo bem na tarefa que me foi designada, porém, o serviço que estamos acessando da outra área, tem uma particularidade em uma única informação que impossibilita a lógica toda do nosso l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8">
          <table:table-cell table:style-name="ce6" table:formula="of:=[.A833]+1" office:value-type="date" office:date-value="2024-03-19" calcext:value-type="date">
            <text:p>1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bastante a minha tarefa, porém, fui impossibilitado de colocar a funcionalidade em produção por uma necessidade de outra urgência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34]+1" office:value-type="date" office:date-value="2024-03-20" calcext:value-type="date">
            <text:p>2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igo impossibilitado de colocar minha tarefa em produção por outras necessidade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35]+1" office:value-type="date" office:date-value="2024-03-21" calcext:value-type="date">
            <text:p>2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minha entrega finalmente e já peguei outra tarefa para essa nov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5">
          <table:table-cell table:style-name="ce6" table:formula="of:=[.A836]+1" office:value-type="date" office:date-value="2024-03-22" calcext:value-type="date">
            <text:p>22/03/2024</text:p>
          </table:table-cell>
          <table:table-cell table:style-name="ce10" office:value-type="string" calcext:value-type="string">
            <text:p>X</text:p>
          </table:table-cell>
          <table:table-cell table:style-name="ce10" table:number-columns-repeated="4"/>
          <table:table-cell table:style-name="ce15" office:value-type="string" calcext:value-type="string">
            <text:p>A tarefa nova que peguei é um pouco mais complexa, porém, já consegui fazer uma POC com um bom resul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8">
          <table:table-cell table:style-name="ce6" table:formula="of:=[.A837]+1" office:value-type="date" office:date-value="2024-03-23" calcext:value-type="date">
            <text:p>23/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levamos nossa filha à natação e ainda ajudei nos cuidados de minha tia idosa que se recupera de um acid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38]+1" office:value-type="date" office:date-value="2024-03-24" calcext:value-type="date">
            <text:p>24/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39]+1" office:value-type="date" office:date-value="2024-03-25" calcext:value-type="date">
            <text:p>25/03/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40]+1" office:value-type="date" office:date-value="2024-03-26" calcext:value-type="date">
            <text:p>26/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vários desafios e consegui evoluir bastante a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sopão com outras coisas gostosas.</text:p>
          </table:table-cell>
          <table:table-cell table:style-name="ce2" table:number-columns-repeated="16"/>
          <table:table-cell table:style-name="ce47" table:number-columns-repeated="998"/>
        </table:table-row>
        <table:table-row table:style-name="ro5">
          <table:table-cell table:style-name="ce6" table:formula="of:=[.A841]+1" office:value-type="date" office:date-value="2024-03-27" calcext:value-type="date">
            <text:p>27/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voluir bastante ambas as tarefas que estou desenvolvendo em parale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2]+1" office:value-type="date" office:date-value="2024-03-28" calcext:value-type="date">
            <text:p>28/03/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uma das tarefas em produção e evoluir bem a out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ou cuidando do meu problema de pele.</text:p>
          </table:table-cell>
          <table:table-cell table:style-name="ce2" table:number-columns-repeated="16"/>
          <table:table-cell table:style-name="ce47" table:number-columns-repeated="998"/>
        </table:table-row>
        <table:table-row table:style-name="ro6">
          <table:table-cell table:style-name="ce6" table:formula="of:=[.A843]+1" office:value-type="date" office:date-value="2024-03-29" calcext:value-type="date">
            <text:p>29/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vivenciamos a sexta-feira Santa e foi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acalhoada.</text:p>
          </table:table-cell>
          <table:table-cell table:style-name="ce2" table:number-columns-repeated="16"/>
          <table:table-cell table:style-name="ce47" table:number-columns-repeated="998"/>
        </table:table-row>
        <table:table-row table:style-name="ro13">
          <table:table-cell table:style-name="ce6" table:formula="of:=[.A844]+1" office:value-type="date" office:date-value="2024-03-30" calcext:value-type="date">
            <text:p>30/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 e passeamos ju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mos filme em família.</text:p>
          </table:table-cell>
          <table:table-cell table:style-name="ce2" table:number-columns-repeated="16"/>
          <table:table-cell table:style-name="ce47" table:number-columns-repeated="998"/>
        </table:table-row>
        <table:table-row table:style-name="ro13">
          <table:table-cell table:style-name="ce6" table:formula="of:=[.A845]+1" office:value-type="date" office:date-value="2024-03-31" calcext:value-type="date">
            <text:p>31/03/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omingo de Páscoa em família,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46]+1" office:value-type="date" office:date-value="2024-04-01" calcext:value-type="date">
            <text:p>01/04/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enho me sentido mal, ultimamente. Fraco, cansado em demasia, sem ânimo. Querendo fazer diversas coisas, evoluir… Deus, preciso de T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7]+1" office:value-type="date" office:date-value="2024-04-02" calcext:value-type="date">
            <text:p>0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grandes desafios e consegui entregar outra tarefa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hocolate.</text:p>
          </table:table-cell>
          <table:table-cell table:style-name="ce2" table:number-columns-repeated="16"/>
          <table:table-cell table:style-name="ce47" table:number-columns-repeated="998"/>
        </table:table-row>
        <table:table-row table:style-name="ro6">
          <table:table-cell table:style-name="ce6" table:formula="of:=[.A848]+1" office:value-type="date" office:date-value="2024-04-03" calcext:value-type="date">
            <text:p>0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Superei mais alguns desafios e consegui entregar mais demandas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6">
          <table:table-cell table:style-name="ce6" table:formula="of:=[.A849]+1" office:value-type="date" office:date-value="2024-04-04" calcext:value-type="date">
            <text:p>0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 funcionalidade que estamos fazendo em equipe está gerando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850]+1" office:value-type="date" office:date-value="2024-04-05" calcext:value-type="date">
            <text:p>0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 uma funcionalidade complexa e funcionou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851]+1" office:value-type="date" office:date-value="2024-04-06" calcext:value-type="date">
            <text:p>0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52]+1" office:value-type="date" office:date-value="2024-04-07" calcext:value-type="date">
            <text:p>0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Não passamos o dia em família, mas, estivemos juntos no almoço e ao final do dia, servimos na igrej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3]+1" office:value-type="date" office:date-value="2024-04-08" calcext:value-type="date">
            <text:p>08/04/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tarefa nova bastante complexa e que, mais uma vez, eu ainda não tinha atuado em nada parec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54]+1" office:value-type="date" office:date-value="2024-04-09" calcext:value-type="date">
            <text:p>0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voluntariado na igreja e foi um momento de muita unção e bên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55]+1" office:value-type="date" office:date-value="2024-04-10" calcext:value-type="date">
            <text:p>1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minha tarefa, adquirindo muitos novos conhecimentos e desenvolvendo um códig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meu check-up médico e minha saúde está muito boa.</text:p>
          </table:table-cell>
          <table:table-cell table:style-name="ce2" table:number-columns-repeated="16"/>
          <table:table-cell table:style-name="ce47" table:number-columns-repeated="998"/>
        </table:table-row>
        <table:table-row table:style-name="ro6">
          <table:table-cell table:style-name="ce6" table:formula="of:=[.A856]+1" office:value-type="date" office:date-value="2024-04-11" calcext:value-type="date">
            <text:p>1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Elaborei os testes da minha tarefa e consegui concluí-la e publicar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57]+1" office:value-type="date" office:date-value="2024-04-12" calcext:value-type="date">
            <text:p>1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rrigi o bug que minha tarefa apresentou e colaborei com minh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pasteis com minha família.</text:p>
          </table:table-cell>
          <table:table-cell table:style-name="ce2" table:number-columns-repeated="16"/>
          <table:table-cell table:style-name="ce47" table:number-columns-repeated="998"/>
        </table:table-row>
        <table:table-row table:style-name="ro13">
          <table:table-cell table:style-name="ce6" table:formula="of:=[.A858]+1" office:value-type="date" office:date-value="2024-04-13" calcext:value-type="date">
            <text:p>1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parcialmente em família e nos divertimos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59]+1" office:value-type="date" office:date-value="2024-04-14" calcext:value-type="date">
            <text:p>1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0]+1" office:value-type="date" office:date-value="2024-04-15" calcext:value-type="date">
            <text:p>1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ao médico urologista e ele disse que minha saúde está bo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1]+1" office:value-type="date" office:date-value="2024-04-16" calcext:value-type="date">
            <text:p>1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todas as minhas tarefas pendentes dentro da sprin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62]+1" office:value-type="date" office:date-value="2024-04-17" calcext:value-type="date">
            <text:p>1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ssumi novas tarefas com novos desafios, numa categoria de aplicação que eu ainda não havia atu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63]+1" office:value-type="date" office:date-value="2024-04-18" calcext:value-type="date">
            <text:p>1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entrega em produção com sucesso. Agora é ir pra próxima etap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4]+1" office:value-type="date" office:date-value="2024-04-19" calcext:value-type="date">
            <text:p>1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amos em família após o dia de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65]+1" office:value-type="date" office:date-value="2024-04-20" calcext:value-type="date">
            <text:p>2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66]+1" office:value-type="date" office:date-value="2024-04-21" calcext:value-type="date">
            <text:p>21/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servimo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867]+1" office:value-type="date" office:date-value="2024-04-22" calcext:value-type="date">
            <text:p>22/04/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omecei minhas caminhadas ao ar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8]+1" office:value-type="date" office:date-value="2024-04-23" calcext:value-type="date">
            <text:p>23/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69]+1" office:value-type="date" office:date-value="2024-04-24" calcext:value-type="date">
            <text:p>24/04/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várias questões que estavam travando e atualizar várias entr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870]+1" office:value-type="date" office:date-value="2024-04-25" calcext:value-type="date">
            <text:p>25/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6">
          <table:table-cell table:style-name="ce6" table:formula="of:=[.A871]+1" office:value-type="date" office:date-value="2024-04-26" calcext:value-type="date">
            <text:p>26/04/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diversas colaborações importantes para o bom andamento do noss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outro treino com algumas dicas adicionais do professor da academia e tive um resultado muito bom.</text:p>
          </table:table-cell>
          <table:table-cell table:style-name="ce2" table:number-columns-repeated="16"/>
          <table:table-cell table:style-name="ce47" table:number-columns-repeated="998"/>
        </table:table-row>
        <table:table-row table:style-name="ro13">
          <table:table-cell table:style-name="ce6" table:formula="of:=[.A872]+1" office:value-type="date" office:date-value="2024-04-27" calcext:value-type="date">
            <text:p>27/04/2024</text:p>
          </table:table-cell>
          <table:table-cell table:style-name="ce10" office:value-type="string" calcext:value-type="string">
            <text:p>X</text:p>
          </table:table-cell>
          <table:table-cell table:style-name="ce10" table:number-columns-repeated="4"/>
          <table:table-cell table:style-name="ce15" office:value-type="string" calcext:value-type="string">
            <text:p>Almoç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vi um amigo querido.</text:p>
          </table:table-cell>
          <table:table-cell table:style-name="ce2" table:number-columns-repeated="16"/>
          <table:table-cell table:style-name="ce47" table:number-columns-repeated="998"/>
        </table:table-row>
        <table:table-row table:style-name="ro13">
          <table:table-cell table:style-name="ce6" table:formula="of:=[.A873]+1" office:value-type="date" office:date-value="2024-04-28" calcext:value-type="date">
            <text:p>28/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874]+1" office:value-type="date" office:date-value="2024-04-29" calcext:value-type="date">
            <text:p>29/04/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 a oportunidade de passear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5]+1" office:value-type="date" office:date-value="2024-04-30" calcext:value-type="date">
            <text:p>30/04/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ei mais um pouquinho a noite com minha espo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6]+1" office:value-type="date" office:date-value="2024-05-01" calcext:value-type="date">
            <text:p>0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passamos o dia em família, assistimos film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877]+1" office:value-type="date" office:date-value="2024-05-02" calcext:value-type="date">
            <text:p>0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ministrei louvores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78]+1" office:value-type="date" office:date-value="2024-05-03" calcext:value-type="date">
            <text:p>0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79]+1" office:value-type="date" office:date-value="2024-05-04" calcext:value-type="date">
            <text:p>0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participou da apresentação em homenagem ao dia das Mães, foi lindo e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880]+1" office:value-type="date" office:date-value="2024-05-05" calcext:value-type="date">
            <text:p>0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repleto de bênçãos de Deus 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1]+1" office:value-type="date" office:date-value="2024-05-06" calcext:value-type="date">
            <text:p>0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esposa em parte da tarde e passeamos juntos a noite enquanto nossa filha ensaiava para o dia das M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2]+1" office:value-type="date" office:date-value="2024-05-07" calcext:value-type="date">
            <text:p>0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muito aprendizado e resolução de problem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83]+1" office:value-type="date" office:date-value="2024-05-08" calcext:value-type="date">
            <text:p>0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Fomos à unidade Centro Oeste da igreja na qual congregamos e o culto foi bastante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5">
          <table:table-cell table:style-name="ce6" table:formula="of:=[.A884]+1" office:value-type="date" office:date-value="2024-05-09" calcext:value-type="date">
            <text:p>0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conseguido evoluir muito bem, dia após dia, entregando com qualidade e ainda participando de várias etapas d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8">
          <table:table-cell table:style-name="ce6" table:formula="of:=[.A885]+1" office:value-type="date" office:date-value="2024-05-10" calcext:value-type="date">
            <text:p>1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entrega, peguei um Spike complexo, já consegui avaliar código, propor solução, desenhar a tarefa e eu mesmo atuarei nela na próxim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886]+1" office:value-type="date" office:date-value="2024-05-11" calcext:value-type="date">
            <text:p>1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ótim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çaí com morango.</text:p>
          </table:table-cell>
          <table:table-cell table:style-name="ce2" table:number-columns-repeated="16"/>
          <table:table-cell table:style-name="ce47" table:number-columns-repeated="998"/>
        </table:table-row>
        <table:table-row table:style-name="ro9">
          <table:table-cell table:style-name="ce6" table:formula="of:=[.A887]+1" office:value-type="date" office:date-value="2024-05-12" calcext:value-type="date">
            <text:p>1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dia das Mães, minha filha se apresentou na igreja em todos os cultos, minha mãe foi conosco ao culto da noite. Dia muito abençoado mes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5">
          <table:table-cell table:style-name="ce6" table:formula="of:=[.A888]+1" office:value-type="date" office:date-value="2024-05-13" calcext:value-type="date">
            <text:p>1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muito bem minha nova tarefa e acredito que concluirei até amanhã pra entrar em férias tranquil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bolinhos de cenoura integrais deliciosos.</text:p>
          </table:table-cell>
          <table:table-cell table:style-name="ce2" table:number-columns-repeated="16"/>
          <table:table-cell table:style-name="ce47" table:number-columns-repeated="998"/>
        </table:table-row>
        <table:table-row table:style-name="ro13">
          <table:table-cell table:style-name="ce6" table:formula="of:=[.A889]+1" office:value-type="date" office:date-value="2024-05-14" calcext:value-type="date">
            <text:p>1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e Sprint, entreguei tudo o que precisava e… Partiu FÉR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890]+1" office:value-type="date" office:date-value="2024-05-15" calcext:value-type="date">
            <text:p>1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e férias, organizei várias coisas em casa, resolvi vários preparativos da viagem e aproveitei um bom descan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7">
          <table:table-cell table:style-name="ce6" table:formula="of:=[.A891]+1" office:value-type="date" office:date-value="2024-05-16" calcext:value-type="date">
            <text:p>1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férias, passamos em família, fizemos muita coisa legal e preparamos mais detalhes da viagem. A noite, comemoramos com muita bênção e unção de Deus, o aniversário de 2 anos da igreja onde congregam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9">
          <table:table-cell table:style-name="ce6" table:formula="of:=[.A892]+1" office:value-type="date" office:date-value="2024-05-17" calcext:value-type="date">
            <text:p>1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a nossa viagem, foi tudo muito bom, tranquilo e divertido. Conhecemos pessoalmente o José Bonifácio e a Fran e visitamos a Lanchonete temática Mundo Anim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style-name="ce47" table:number-columns-repeated="998"/>
        </table:table-row>
        <table:table-row table:style-name="ro9">
          <table:table-cell table:style-name="ce6" table:formula="of:=[.A893]+1" office:value-type="date" office:date-value="2024-05-18" calcext:value-type="date">
            <text:p>18/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viagem, chegamos a São Paulo, foi muito legal, encontramos Bruno e Juh, Diegão. Depois, partimos até Curitiba. Foi uma viagem um pouco longa e tudo correu bem, graças ao noss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roassonho.</text:p>
          </table:table-cell>
          <table:table-cell table:style-name="ce2" table:number-columns-repeated="16"/>
          <table:table-cell table:style-name="ce47" table:number-columns-repeated="998"/>
        </table:table-row>
        <table:table-row table:style-name="ro9">
          <table:table-cell table:style-name="ce6" table:formula="of:=[.A894]+1" office:value-type="date" office:date-value="2024-05-19" calcext:value-type="date">
            <text:p>1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viagem, pegamos uma serra linda e muito tranquila. Chegamos maravilhosa e abençoadamente bem à Penha-SC, hotel super legal, bênçãos que não têm fi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895]+1" office:value-type="date" office:date-value="2024-05-20" calcext:value-type="date">
            <text:p>2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arto dia de viagem, ficamos basicamente curtindo o hotel e foi um dia muito diver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uca (doce típico aqui da região).</text:p>
          </table:table-cell>
          <table:table-cell table:style-name="ce2" table:number-columns-repeated="16"/>
          <table:table-cell table:style-name="ce47" table:number-columns-repeated="998"/>
        </table:table-row>
        <table:table-row table:style-name="ro10">
          <table:table-cell table:style-name="ce6" table:formula="of:=[.A896]+1" office:value-type="date" office:date-value="2024-05-21" calcext:value-type="date">
            <text:p>2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Quinto dia, fomos a Balneário Camboriú, que lugar abençoadamente lindo. Finalmente, consegui tomar banho de mar nas águas gélidas de SC. Cada praia mais perfeita que a outra. E, ainda fizemos o passeio na imensa roda gigante FG Big Whe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13">
          <table:table-cell table:style-name="ce6" table:formula="of:=[.A897]+1" office:value-type="date" office:date-value="2024-05-22" calcext:value-type="date">
            <text:p>22/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exto dia, ficamos nas praias de Penha, foi um dia tranqu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banho de mar.</text:p>
          </table:table-cell>
          <table:table-cell table:style-name="ce2" table:number-columns-repeated="16"/>
          <table:table-cell table:style-name="ce47" table:number-columns-repeated="998"/>
        </table:table-row>
        <table:table-row table:style-name="ro8">
          <table:table-cell table:style-name="ce6" table:formula="of:=[.A898]+1" office:value-type="date" office:date-value="2024-05-23" calcext:value-type="date">
            <text:p>23/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étimo dia, nosso primeiro dia no Beto Carrero e UAUUU… Que lugar fantástico e mágico. Nos divertimos muito, muitas atrações radicais e, amanhã tem 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dois brinquedos muito radicais (Big Tower e FireWhip).</text:p>
          </table:table-cell>
          <table:table-cell table:style-name="ce2" table:number-columns-repeated="16"/>
          <table:table-cell table:style-name="ce47" table:number-columns-repeated="998"/>
        </table:table-row>
        <table:table-row table:style-name="ro8">
          <table:table-cell table:style-name="ce6" table:formula="of:=[.A899]+1" office:value-type="date" office:date-value="2024-05-24" calcext:value-type="date">
            <text:p>24/05/2024</text:p>
          </table:table-cell>
          <table:table-cell table:style-name="ce10" office:value-type="string" calcext:value-type="string">
            <text:p>X</text:p>
          </table:table-cell>
          <table:table-cell table:style-name="ce10" table:number-columns-repeated="4"/>
          <table:table-cell table:style-name="ce15" office:value-type="string" calcext:value-type="string">
            <text:p>Oitavo dia, nosso segundo no Beto Carrero e UAUUU (de novo)… Mágico (MÁGICO). Nos divertimos ainda mais, curtimos shows lindíssimos e o show final, de cair o quei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frentei meu medo de altura, indo em mais dois brinquedos radicais (Barco Pirata e Rebuliço).</text:p>
          </table:table-cell>
          <table:table-cell table:style-name="ce2" table:number-columns-repeated="16"/>
          <table:table-cell table:style-name="ce47" table:number-columns-repeated="998"/>
        </table:table-row>
        <table:table-row table:style-name="ro7">
          <table:table-cell table:style-name="ce6" table:formula="of:=[.A900]+1" office:value-type="date" office:date-value="2024-05-25" calcext:value-type="date">
            <text:p>25/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em Penha-SC, saímos cedo, fomos à Floripa, passeamos no Centro Histórico, Praça XV de Novembro, Catedral Metropolitana, Museu, almoçamos na Macarronada Italiana, fomos à Praia de Joaquina, Praia Mole, Jurerê e ao Jurerê Ope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o mar.</text:p>
          </table:table-cell>
          <table:table-cell table:style-name="ce2" table:number-columns-repeated="16"/>
          <table:table-cell table:style-name="ce47" table:number-columns-repeated="998"/>
        </table:table-row>
        <table:table-row table:style-name="ro8">
          <table:table-cell table:style-name="ce6" table:formula="of:=[.A901]+1" office:value-type="date" office:date-value="2024-05-26" calcext:value-type="date">
            <text:p>26/05/2024</text:p>
          </table:table-cell>
          <table:table-cell table:style-name="ce10" office:value-type="string" calcext:value-type="string">
            <text:p>X</text:p>
          </table:table-cell>
          <table:table-cell table:style-name="ce10" table:number-columns-repeated="4"/>
          <table:table-cell table:style-name="ce15" office:value-type="string" calcext:value-type="string">
            <text:p>Saímos cedo de Penha-SC, viagem longa, passamos por Curitiba e conseguimos chegar bem e relativamente cedo à Campinas, com a Bo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o espetinho e jantinha.</text:p>
          </table:table-cell>
          <table:table-cell table:style-name="ce2" table:number-columns-repeated="16"/>
          <table:table-cell table:style-name="ce47" table:number-columns-repeated="998"/>
        </table:table-row>
        <table:table-row table:style-name="ro10">
          <table:table-cell table:style-name="ce6" table:formula="of:=[.A902]+1" office:value-type="date" office:date-value="2024-05-27" calcext:value-type="date">
            <text:p>27/05/2024</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a nossa épica viagem. Saímos de Campinas, fomos à Franca, fizemos algumas comprinhas e, finalmente, retornamos à Uberlândia pro nosso Cotim e ao nosso amado Lar. Deus, mais uma vez e sempre, obrigado po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resenteei com uma bota de treino da RockFit.</text:p>
          </table:table-cell>
          <table:table-cell table:style-name="ce2" table:number-columns-repeated="16"/>
          <table:table-cell table:style-name="ce47" table:number-columns-repeated="998"/>
        </table:table-row>
        <table:table-row table:style-name="ro10">
          <table:table-cell table:style-name="ce6" table:formula="of:=[.A903]+1" office:value-type="date" office:date-value="2024-05-28" calcext:value-type="date">
            <text:p>28/05/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está numa fase muito, muito rebelde (com apenas 9 pra 10 anos). Eu avisei tantas vezes minha esposa e mãe, pra não mimarem ela tanto. Agora, teremos que agir de forma corretiva, sendo que poderíamos ter agido de forma educativa/preventiv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cheddar e também açaí.</text:p>
          </table:table-cell>
          <table:table-cell table:style-name="ce2" table:number-columns-repeated="16"/>
          <table:table-cell table:style-name="ce47" table:number-columns-repeated="998"/>
        </table:table-row>
        <table:table-row table:style-name="ro13">
          <table:table-cell table:style-name="ce6" table:formula="of:=[.A904]+1" office:value-type="date" office:date-value="2024-05-29" calcext:value-type="date">
            <text:p>29/05/2024</text:p>
          </table:table-cell>
          <table:table-cell table:style-name="ce10" office:value-type="string" calcext:value-type="string">
            <text:p>X</text:p>
          </table:table-cell>
          <table:table-cell table:style-name="ce10" table:number-columns-repeated="4"/>
          <table:table-cell table:style-name="ce15" office:value-type="string" calcext:value-type="string">
            <text:p>Carro limpo, declarações quase finaliz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05]+1" office:value-type="date" office:date-value="2024-05-30" calcext:value-type="date">
            <text:p>30/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06]+1" office:value-type="date" office:date-value="2024-05-31" calcext:value-type="date">
            <text:p>31/05/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meu último dia em férias, mais uma vez,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 bastante.</text:p>
          </table:table-cell>
          <table:table-cell table:style-name="ce2" table:number-columns-repeated="16"/>
          <table:table-cell table:style-name="ce47" table:number-columns-repeated="998"/>
        </table:table-row>
        <table:table-row table:style-name="ro9">
          <table:table-cell table:style-name="ce6" table:formula="of:=[.A907]+1" office:value-type="date" office:date-value="2024-06-01" calcext:value-type="date">
            <text:p>0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abençoado e maravilhoso dia em família, além de podermos compartilhar a dádiva da vida, no chá de revelação/fraldas dos nossos irmãos na fé, Cleu e Fer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4">
          <table:table-cell table:style-name="ce6" table:formula="of:=[.A908]+1" office:value-type="date" office:date-value="2024-06-02" calcext:value-type="date">
            <text:p>0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um desafio muito edificante, onde fui chamado à ministração dos louvores dos três cultos da parte da manhã, da igreja principal, da qual eu e minha família congregamos. Aceitei o chamado, fui e, pela capacitação de Deus, consegui fluir os louvores com a unção do Espírito Santo. Am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09]+1" office:value-type="date" office:date-value="2024-06-03" calcext:value-type="date">
            <text:p>0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torno ao trabalho após o merecido descanso. Muito bom sentir que tenho o ritmo e o entrosamento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0]+1" office:value-type="date" office:date-value="2024-06-04" calcext:value-type="date">
            <text:p>04/06/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mocionantes recomendações no LinkedI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1]+1" office:value-type="date" office:date-value="2024-06-05" calcext:value-type="date">
            <text:p>0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minha mãe que está ope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2]+1" office:value-type="date" office:date-value="2024-06-06" calcext:value-type="date">
            <text:p>0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Tenho recebido muito incentivo no meu novo salto de fé em minha carreira,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13]+1" office:value-type="date" office:date-value="2024-06-07" calcext:value-type="date">
            <text:p>0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14]+1" office:value-type="date" office:date-value="2024-06-08" calcext:value-type="date">
            <text:p>0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eus pais e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8">
          <table:table-cell table:style-name="ce6" table:formula="of:=[.A915]+1" office:value-type="date" office:date-value="2024-06-09" calcext:value-type="date">
            <text:p>0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stivemos, no almoço e durante a tarte, em comunhão com um casal de irmãos amigos da igreja e tivemos muitas alegrias e bênçãos nesse tem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emos macarrão de panela de pressão espcial.</text:p>
          </table:table-cell>
          <table:table-cell table:style-name="ce2" table:number-columns-repeated="16"/>
          <table:table-cell table:style-name="ce47" table:number-columns-repeated="998"/>
        </table:table-row>
        <table:table-row table:style-name="ro8">
          <table:table-cell table:style-name="ce6" table:formula="of:=[.A916]+1" office:value-type="date" office:date-value="2024-06-10" calcext:value-type="date">
            <text:p>10/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minha tarefa, após algumas dificuldades. Pesquisei, apliquei, testei, validei e consegui solucionar o problema e fazer funcionar da maneira adequada. #souDev rsr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17]+1" office:value-type="date" office:date-value="2024-06-11" calcext:value-type="date">
            <text:p>11/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todas as minhas entregas com a devida qua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artilhei um pouco da minha história, em Testemunho de Fé, no almoço de homens da igreja em que congrego. Foi um momento de muitas bênçãos, na presença de Deus.</text:p>
          </table:table-cell>
          <table:table-cell table:style-name="ce2" table:number-columns-repeated="16"/>
          <table:table-cell table:style-name="ce47" table:number-columns-repeated="998"/>
        </table:table-row>
        <table:table-row table:style-name="ro6">
          <table:table-cell table:style-name="ce6" table:formula="of:=[.A918]+1" office:value-type="date" office:date-value="2024-06-12" calcext:value-type="date">
            <text:p>12/06/2024</text:p>
          </table:table-cell>
          <table:table-cell table:style-name="ce10" office:value-type="string" calcext:value-type="string">
            <text:p>X</text:p>
          </table:table-cell>
          <table:table-cell table:style-name="ce10" table:number-columns-repeated="4"/>
          <table:table-cell table:style-name="ce15" office:value-type="string" calcext:value-type="string">
            <text:p>Encontrei um amigo muito querido, da época em que cantei numa das melhores bandas do Brasi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19]+1" office:value-type="date" office:date-value="2024-06-13" calcext:value-type="date">
            <text:p>1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e desenvolver detalhes complexos de um processo de apl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0]+1" office:value-type="date" office:date-value="2024-06-14" calcext:value-type="date">
            <text:p>14/06/2024</text:p>
          </table:table-cell>
          <table:table-cell table:style-name="ce10" table:number-columns-repeated="4"/>
          <table:table-cell table:style-name="ce10" office:value-type="string" calcext:value-type="string">
            <text:p>X</text:p>
          </table:table-cell>
          <table:table-cell table:style-name="ce15" office:value-type="string" calcext:value-type="string">
            <text:p>Estava prestes a concluir minha entrega, porém, houve uma falha que precisarei corrigir segunda-f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5">
          <table:table-cell table:style-name="ce6" table:formula="of:=[.A921]+1" office:value-type="date" office:date-value="2024-06-15" calcext:value-type="date">
            <text:p>1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parcialmente em família, foi a apresentação de minha filha de festa caipira da escola e ela foi muito bem e de forma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2]+1" office:value-type="date" office:date-value="2024-06-16" calcext:value-type="date">
            <text:p>1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Fui ver um Fusquinha que pode ser a base pro início do meu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3]+1" office:value-type="date" office:date-value="2024-06-17" calcext:value-type="date">
            <text:p>17/06/2024</text:p>
          </table:table-cell>
          <table:table-cell table:style-name="ce10" table:number-columns-repeated="4"/>
          <table:table-cell table:style-name="ce10" office:value-type="string" calcext:value-type="string">
            <text:p>X</text:p>
          </table:table-cell>
          <table:table-cell table:style-name="ce15" office:value-type="string" calcext:value-type="string">
            <text:p>Segunda-feira braba, perdi mais uma vez minha sequência no GitHub.</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24]+1" office:value-type="date" office:date-value="2024-06-18" calcext:value-type="date">
            <text:p>18/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nosso querido irmão em Cristo, o amigo Eliels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25]+1" office:value-type="date" office:date-value="2024-06-19" calcext:value-type="date">
            <text:p>1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as coisas sobre os fusc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26]+1" office:value-type="date" office:date-value="2024-06-20" calcext:value-type="date">
            <text:p>20/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não sei se é infecção na garganta, gripe, ou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27]+1" office:value-type="date" office:date-value="2024-06-21" calcext:value-type="date">
            <text:p>21/06/2024</text:p>
          </table:table-cell>
          <table:table-cell table:style-name="ce10" table:number-columns-repeated="4"/>
          <table:table-cell table:style-name="ce10" office:value-type="string" calcext:value-type="string">
            <text:p>X</text:p>
          </table:table-cell>
          <table:table-cell table:style-name="ce15" office:value-type="string" calcext:value-type="string">
            <text:p>Passei mal o dia inteiro, fui internado, estou com febre que não cede. Amanhã faço os exam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6">
          <table:table-cell table:style-name="ce6" table:formula="of:=[.A928]+1" office:value-type="date" office:date-value="2024-06-22" calcext:value-type="date">
            <text:p>22/06/2024</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 dia ruim, sentindo mal, coletei os exames e não é dengue. Aguardando os de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Sobrevivi.</text:p>
          </table:table-cell>
          <table:table-cell table:style-name="ce2" table:number-columns-repeated="16"/>
          <table:table-cell table:style-name="ce47" table:number-columns-repeated="998"/>
        </table:table-row>
        <table:table-row table:style-name="ro5">
          <table:table-cell table:style-name="ce6" table:formula="of:=[.A929]+1" office:value-type="date" office:date-value="2024-06-23" calcext:value-type="date">
            <text:p>23/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um pouco mais, acordei um pouco melhor, me alimentei bem, senti o sabor dos aliment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crevi textos legais ao longo do dia.</text:p>
          </table:table-cell>
          <table:table-cell table:style-name="ce2" table:number-columns-repeated="16"/>
          <table:table-cell table:style-name="ce47" table:number-columns-repeated="998"/>
        </table:table-row>
        <table:table-row table:style-name="ro8">
          <table:table-cell table:style-name="ce6" table:formula="of:=[.A930]+1" office:value-type="date" office:date-value="2024-06-24" calcext:value-type="date">
            <text:p>24/06/2024</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proximação da avaliação semestral, eu doente, a chefia estranha, a empresa só contratando em SP pra regime híbrido. Senhor Deus, meu coração está apert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31]+1" office:value-type="date" office:date-value="2024-06-25" calcext:value-type="date">
            <text:p>25/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2]+1" office:value-type="date" office:date-value="2024-06-26" calcext:value-type="date">
            <text:p>26/06/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dormir a noite toda, tive um dia um pouquinho melhor, recuper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bolacha Trakinas.</text:p>
          </table:table-cell>
          <table:table-cell table:style-name="ce2" table:number-columns-repeated="16"/>
          <table:table-cell table:style-name="ce47" table:number-columns-repeated="998"/>
        </table:table-row>
        <table:table-row table:style-name="ro6">
          <table:table-cell table:style-name="ce6" table:formula="of:=[.A933]+1" office:value-type="date" office:date-value="2024-06-27" calcext:value-type="date">
            <text:p>27/06/2024</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noite bem dormida, quase totalmente revigorado, resolvi várias coisas em casa 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ô voltando a me alimentar melhor.</text:p>
          </table:table-cell>
          <table:table-cell table:style-name="ce2" table:number-columns-repeated="16"/>
          <table:table-cell table:style-name="ce47" table:number-columns-repeated="998"/>
        </table:table-row>
        <table:table-row table:style-name="ro5">
          <table:table-cell table:style-name="ce21" table:formula="of:=[.A934]+1" office:value-type="date" office:date-value="2024-06-28" calcext:value-type="date">
            <text:p>28/06/2024</text:p>
          </table:table-cell>
          <table:table-cell table:style-name="ce37" office:value-type="string" calcext:value-type="string">
            <text:p>X</text:p>
          </table:table-cell>
          <table:table-cell table:style-name="ce37" table:number-columns-repeated="4"/>
          <table:table-cell table:style-name="ce49" office:value-type="string" calcext:value-type="string">
            <text:p>ANIVERSÁRIO de 70 ANOS de minha amada Mãezinha!! E, pensa numa senhora firme, saudável, abençoada e feliz!! &lt;3</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muita coisa gostosa de festa.</text:p>
          </table:table-cell>
          <table:table-cell table:style-name="ce2" table:number-columns-repeated="16"/>
          <table:table-cell table:style-name="ce47" table:number-columns-repeated="998"/>
        </table:table-row>
        <table:table-row table:style-name="ro5">
          <table:table-cell table:style-name="ce6" table:formula="of:=[.A935]+1" office:value-type="date" office:date-value="2024-06-29" calcext:value-type="date">
            <text:p>29/06/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em família pela nossa preparação para o Batismo nas águas e foi a confirmação da nossa melhor decis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21" table:formula="of:=[.A936]+1" office:value-type="date" office:date-value="2024-06-30" calcext:value-type="date">
            <text:p>30/06/2024</text:p>
          </table:table-cell>
          <table:table-cell table:style-name="ce37" office:value-type="string" calcext:value-type="string">
            <text:p>X</text:p>
          </table:table-cell>
          <table:table-cell table:style-name="ce37" table:number-columns-repeated="4"/>
          <table:table-cell table:style-name="ce49" office:value-type="string" calcext:value-type="string">
            <text:p>Passamos em família pelo Batismo nas águas e foi uma bênção tremenda e uma comoção única na igreja.</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omi cachorro-quente.</text:p>
          </table:table-cell>
          <table:table-cell table:style-name="ce2" table:number-columns-repeated="16"/>
          <table:table-cell table:style-name="ce47" table:number-columns-repeated="998"/>
        </table:table-row>
        <table:table-row table:style-name="ro6">
          <table:table-cell table:style-name="ce6" table:formula="of:=[.A937]+1" office:value-type="date" office:date-value="2024-07-01" calcext:value-type="date">
            <text:p>0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em minha tarefa e tive uma boa reunião de 1:1 com meu gest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38]+1" office:value-type="date" office:date-value="2024-07-02" calcext:value-type="date">
            <text:p>0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mais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39]+1" office:value-type="date" office:date-value="2024-07-03" calcext:value-type="date">
            <text:p>0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elogios de meu médico urologista, quanto ao progresso que tive, cuidando de minha saú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cinema com minha família.</text:p>
          </table:table-cell>
          <table:table-cell table:style-name="ce2" table:number-columns-repeated="16"/>
          <table:table-cell table:style-name="ce47" table:number-columns-repeated="998"/>
        </table:table-row>
        <table:table-row table:style-name="ro6">
          <table:table-cell table:style-name="ce6" table:formula="of:=[.A940]+1" office:value-type="date" office:date-value="2024-07-04" calcext:value-type="date">
            <text:p>0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um situação bastante complexa de código e fazer funcion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41]+1" office:value-type="date" office:date-value="2024-07-05" calcext:value-type="date">
            <text:p>0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ainda mais o código criado e consegui acrescentar mais testes, para maior confiabili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3">
          <table:table-cell table:style-name="ce6" table:formula="of:=[.A942]+1" office:value-type="date" office:date-value="2024-07-06" calcext:value-type="date">
            <text:p>0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6">
          <table:table-cell table:style-name="ce6" table:formula="of:=[.A943]+1" office:value-type="date" office:date-value="2024-07-07" calcext:value-type="date">
            <text:p>0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noite de comunhão muito abençoada com o casal de amigos irmãos d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4]+1" office:value-type="date" office:date-value="2024-07-08" calcext:value-type="date">
            <text:p>08/07/2024</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pouco produtivo, com alguns entrav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7">
          <table:table-cell table:style-name="ce6" table:formula="of:=[.A945]+1" office:value-type="date" office:date-value="2024-07-09" calcext:value-type="date">
            <text:p>0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produzir muito, fiz tudo o que era preciso nas aplicações que toquei. Inclusive, dei aula à um colega sênior a respeito da utilidade de banco de dados “in memory” para testes integrados, usando o EF Co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46]+1" office:value-type="date" office:date-value="2024-07-10" calcext:value-type="date">
            <text:p>1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Escrevi e detalhei uma tarefa completamente e ajudei a equipe com várias outras deman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aula sobre Arquitetura de Software.</text:p>
          </table:table-cell>
          <table:table-cell table:style-name="ce2" table:number-columns-repeated="16"/>
          <table:table-cell table:style-name="ce47" table:number-columns-repeated="998"/>
        </table:table-row>
        <table:table-row table:style-name="ro13">
          <table:table-cell table:style-name="ce6" table:formula="of:=[.A947]+1" office:value-type="date" office:date-value="2024-07-11" calcext:value-type="date">
            <text:p>1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laborei com a equipe, cuidando de demandas além do cód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48]+1" office:value-type="date" office:date-value="2024-07-12" calcext:value-type="date">
            <text:p>1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iz várias demandas ao longo do dia e colaborei bastante com a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9">
          <table:table-cell table:style-name="ce6" table:formula="of:=[.A949]+1" office:value-type="date" office:date-value="2024-07-13" calcext:value-type="date">
            <text:p>1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istrei louvores na igreja no culto de pós Batismo (Conhecendo Minha Igreja). Foi um momento de muita bênção e unção de Deus, em minha vida e na vida das irmãs e irmãos pres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50]+1" office:value-type="date" office:date-value="2024-07-14" calcext:value-type="date">
            <text:p>14/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abençoado e maravilhos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1]+1" office:value-type="date" office:date-value="2024-07-15" calcext:value-type="date">
            <text:p>15/07/2024</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Evoluí bem em minha tarefa, porém, estou atacado em minha dor na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6">
          <table:table-cell table:style-name="ce6" table:formula="of:=[.A952]+1" office:value-type="date" office:date-value="2024-07-16" calcext:value-type="date">
            <text:p>16/07/2024</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tremendas bênçãos, onde tivemos os ensinamentos do mestre Asaph Borb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3]+1" office:value-type="date" office:date-value="2024-07-17" calcext:value-type="date">
            <text:p>1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laborar ativamente com nossa Equipe n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6">
          <table:table-cell table:style-name="ce6" table:formula="of:=[.A954]+1" office:value-type="date" office:date-value="2024-07-18" calcext:value-type="date">
            <text:p>1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Levei minha família ao HotPark, trabalhei e ainda me diverti um pouco. Um lin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Nadei um pouco.</text:p>
          </table:table-cell>
          <table:table-cell table:style-name="ce2" table:number-columns-repeated="16"/>
          <table:table-cell table:style-name="ce47" table:number-columns-repeated="998"/>
        </table:table-row>
        <table:table-row table:style-name="ro6">
          <table:table-cell table:style-name="ce6" table:formula="of:=[.A955]+1" office:value-type="date" office:date-value="2024-07-19" calcext:value-type="date">
            <text:p>19/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azer um belo trabalho ao longo do dia, com muitas descobertas e resolu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 ao longo do dia.</text:p>
          </table:table-cell>
          <table:table-cell table:style-name="ce2" table:number-columns-repeated="16"/>
          <table:table-cell table:style-name="ce47" table:number-columns-repeated="998"/>
        </table:table-row>
        <table:table-row table:style-name="ro13">
          <table:table-cell table:style-name="ce6" table:formula="of:=[.A956]+1" office:value-type="date" office:date-value="2024-07-20" calcext:value-type="date">
            <text:p>2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maravilhoso e abençoa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5">
          <table:table-cell table:style-name="ce6" table:formula="of:=[.A957]+1" office:value-type="date" office:date-value="2024-07-21" calcext:value-type="date">
            <text:p>21/07/2024</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uito abençoado, em família, e comemoramos os aniversários de minha mãe (70 anos) e meu (42 a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6" table:formula="of:=[.A958]+1" office:value-type="date" office:date-value="2024-07-22" calcext:value-type="date">
            <text:p>22/07/2024</text:p>
          </table:table-cell>
          <table:table-cell table:style-name="ce10" office:value-type="string" calcext:value-type="string">
            <text:p>X</text:p>
          </table:table-cell>
          <table:table-cell table:style-name="ce10" table:number-columns-repeated="4"/>
          <table:table-cell table:style-name="ce15" office:value-type="string" calcext:value-type="string">
            <text:p>Minha dor na coluna está melhorando e fiz um bom trabalho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14">
          <table:table-cell table:style-name="ce6" table:formula="of:=[.A959]+1" office:value-type="date" office:date-value="2024-07-23" calcext:value-type="date">
            <text:p>23/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resolver muitas situações agarradas e fazer grandes entregas no trabalho.</text:p>
            <text:p>Tivemos o almoço de homens, irmãos da igreja, e o testemunho do irmão Tiago foi muito abençoado e abençoante.</text:p>
            <text:p>Fomos ao cinema em família e foi ótim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no almoço de homens da igreja.</text:p>
          </table:table-cell>
          <table:table-cell table:style-name="ce2" table:number-columns-repeated="16"/>
          <table:table-cell table:style-name="ce47" table:number-columns-repeated="998"/>
        </table:table-row>
        <table:table-row table:style-name="ro8">
          <table:table-cell table:style-name="ce6" table:formula="of:=[.A960]+1" office:value-type="date" office:date-value="2024-07-24" calcext:value-type="date">
            <text:p>24/07/2024</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Tudo o que eu fiz e subi, deu ruim, tive que fazer rollback.</text:p>
            <text:p>Mas, participei do podcast “SouJunior” e compartilhei muita coisa boa sobre Tech,</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9">
          <table:table-cell table:style-name="ce6" table:formula="of:=[.A961]+1" office:value-type="date" office:date-value="2024-07-25" calcext:value-type="date">
            <text:p>25/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eus sempre atuando em minha vida. Aparentemente, os problemas que tivemos pelo meu deslize, serão reparados e eu terei a oportunidade de ajustar as aplicações e subi-las nov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6">
          <table:table-cell table:style-name="ce21" table:formula="of:=[.A962]+1" office:value-type="date" office:date-value="2024-07-26" calcext:value-type="date">
            <text:p>26/07/2024</text:p>
          </table:table-cell>
          <table:table-cell table:style-name="ce37" office:value-type="string" calcext:value-type="string">
            <text:p>X</text:p>
          </table:table-cell>
          <table:table-cell table:style-name="ce37" table:number-columns-repeated="4"/>
          <table:table-cell table:style-name="ce49" office:value-type="string" calcext:value-type="string">
            <text:p>HOJE É MEU ANIVERSÁRIO e eu consegui fazer muitas coisas legais e recebi muitas felicitações.</text:p>
          </table:table-cell>
          <table:table-cell table:style-name="ce49" office:value-type="string" calcext:value-type="string">
            <text:p>Reagi com tranquilidade ao longo do dia.</text:p>
          </table:table-cell>
          <table:table-cell table:style-name="ce49" office:value-type="string" calcext:value-type="string">
            <text:p>Poderia ter ficado tenso e preocupado.</text:p>
          </table:table-cell>
          <table:table-cell table:style-name="ce49" office:value-type="string" calcext:value-type="string">
            <text:p>Curti o meu dia.</text:p>
          </table:table-cell>
          <table:table-cell table:style-name="ce2" table:number-columns-repeated="16"/>
          <table:table-cell table:style-name="ce47" table:number-columns-repeated="998"/>
        </table:table-row>
        <table:table-row table:style-name="ro13">
          <table:table-cell table:style-name="ce6" table:formula="of:=[.A963]+1" office:value-type="date" office:date-value="2024-07-27" calcext:value-type="date">
            <text:p>27/07/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 e visitamos algum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vôlei com a turma.</text:p>
          </table:table-cell>
          <table:table-cell table:style-name="ce2" table:number-columns-repeated="16"/>
          <table:table-cell table:style-name="ce47" table:number-columns-repeated="998"/>
        </table:table-row>
        <table:table-row table:style-name="ro13">
          <table:table-cell table:style-name="ce6" table:formula="of:=[.A964]+1" office:value-type="date" office:date-value="2024-07-28" calcext:value-type="date">
            <text:p>28/07/2024</text:p>
          </table:table-cell>
          <table:table-cell table:style-name="ce10" office:value-type="string" calcext:value-type="string">
            <text:p>X</text:p>
          </table:table-cell>
          <table:table-cell table:style-name="ce10" table:number-columns-repeated="4"/>
          <table:table-cell table:style-name="ce15" office:value-type="string" calcext:value-type="string">
            <text:p>Dia tranquilo e com parte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65]+1" office:value-type="date" office:date-value="2024-07-29" calcext:value-type="date">
            <text:p>29/07/2024</text:p>
          </table:table-cell>
          <table:table-cell table:style-name="ce10" table:number-columns-repeated="4"/>
          <table:table-cell table:style-name="ce10" office:value-type="string" calcext:value-type="string">
            <text:p>X</text:p>
          </table:table-cell>
          <table:table-cell table:style-name="ce15" office:value-type="string" calcext:value-type="string">
            <text:p>Uma tristeza estranha que nem sei porqu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6]+1" office:value-type="date" office:date-value="2024-07-30" calcext:value-type="date">
            <text:p>30/07/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uma boa evolução da minha tarefa, elaborei bons testes pra garantir a qualidade do código e ajudei bastante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rosca feita pelos meus pais.</text:p>
          </table:table-cell>
          <table:table-cell table:style-name="ce2" table:number-columns-repeated="16"/>
          <table:table-cell table:style-name="ce47" table:number-columns-repeated="998"/>
        </table:table-row>
        <table:table-row table:style-name="ro6">
          <table:table-cell table:style-name="ce6" table:formula="of:=[.A967]+1" office:value-type="date" office:date-value="2024-07-31" calcext:value-type="date">
            <text:p>31/07/2024</text:p>
          </table:table-cell>
          <table:table-cell table:style-name="ce10" table:number-columns-repeated="4"/>
          <table:table-cell table:style-name="ce10" office:value-type="string" calcext:value-type="string">
            <text:p>X</text:p>
          </table:table-cell>
          <table:table-cell table:style-name="ce15" office:value-type="string" calcext:value-type="string">
            <text:p>Tô há alguns dias já triste e cansado acima do normal. Fasezinha chata. Mas, tenho certeza que já já pas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68]+1" office:value-type="date" office:date-value="2024-08-01" calcext:value-type="date">
            <text:p>01/08/2024</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ais uma dia agarrado. Mas, creio que Deus vai me responder e me elevar novamente. Em Nome de Jes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style-name="ce47" table:number-columns-repeated="998"/>
        </table:table-row>
        <table:table-row table:style-name="ro13">
          <table:table-cell table:style-name="ce6" table:formula="of:=[.A969]+1" office:value-type="date" office:date-value="2024-08-02" calcext:value-type="date">
            <text:p>02/08/2024</text:p>
          </table:table-cell>
          <table:table-cell table:style-name="ce10" office:value-type="string" calcext:value-type="string">
            <text:p>X</text:p>
          </table:table-cell>
          <table:table-cell table:style-name="ce10" table:number-columns-repeated="4"/>
          <table:table-cell table:style-name="ce38" office:value-type="string" calcext:value-type="string">
            <text:p>10 anos de Ordenação (a Padre) de meu irm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salgadinhos e bolo.</text:p>
          </table:table-cell>
          <table:table-cell table:style-name="ce2" table:number-columns-repeated="16"/>
          <table:table-cell table:style-name="ce47" table:number-columns-repeated="998"/>
        </table:table-row>
        <table:table-row table:style-name="ro13">
          <table:table-cell table:style-name="ce6" table:formula="of:=[.A970]+1" office:value-type="date" office:date-value="2024-08-03" calcext:value-type="date">
            <text:p>03/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aniversário da Catari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dei um pouco.</text:p>
          </table:table-cell>
          <table:table-cell table:style-name="ce2" table:number-columns-repeated="16"/>
          <table:table-cell table:style-name="ce47" table:number-columns-repeated="998"/>
        </table:table-row>
        <table:table-row table:style-name="ro13">
          <table:table-cell table:style-name="ce6" table:formula="of:=[.A971]+1" office:value-type="date" office:date-value="2024-08-04" calcext:value-type="date">
            <text:p>04/08/2024</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2]+1" office:value-type="date" office:date-value="2024-08-05" calcext:value-type="date">
            <text:p>05/08/2024</text:p>
          </table:table-cell>
          <table:table-cell table:style-name="ce10" office:value-type="string" calcext:value-type="string">
            <text:p>X</text:p>
          </table:table-cell>
          <table:table-cell table:style-name="ce10" table:number-columns-repeated="4"/>
          <table:table-cell table:style-name="ce15" office:value-type="string" calcext:value-type="string">
            <text:p>Tô conseguindo desenrolar as tarefas que ficaram agarr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3]+1" office:value-type="date" office:date-value="2024-08-06" calcext:value-type="date">
            <text:p>06/08/2024</text:p>
          </table:table-cell>
          <table:table-cell table:style-name="ce10" table:number-columns-repeated="4"/>
          <table:table-cell table:style-name="ce10" office:value-type="string" calcext:value-type="string">
            <text:p>X</text:p>
          </table:table-cell>
          <table:table-cell table:style-name="ce15" office:value-type="string" calcext:value-type="string">
            <text:p>Aquele período em que as coisas não estão dando certo. Tô cansado, chateado. Mas, porém, eu cre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5">
          <table:table-cell table:style-name="ce6" table:formula="of:=[.A974]+1" office:value-type="date" office:date-value="2024-08-07" calcext:value-type="date">
            <text:p>07/08/2024</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bir a tarefa, testar, validar e ainda catalogar vários aprendizados para nossa equipe e para o fut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torta de frango que minha mãe faz.</text:p>
          </table:table-cell>
          <table:table-cell table:style-name="ce2" table:number-columns-repeated="16"/>
          <table:table-cell table:style-name="ce47" table:number-columns-repeated="998"/>
        </table:table-row>
        <table:table-row table:style-name="ro13">
          <table:table-cell table:style-name="ce6" table:formula="of:=[.A975]+1" office:value-type="date" office:date-value="2024-08-08" calcext:value-type="date">
            <text:p>08/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style-name="ce47" table:number-columns-repeated="998"/>
        </table:table-row>
        <table:table-row table:style-name="ro13">
          <table:table-cell table:style-name="ce6" table:formula="of:=[.A976]+1" office:value-type="date" office:date-value="2024-08-09" calcext:value-type="date">
            <text:p>09/08/2024</text:p>
          </table:table-cell>
          <table:table-cell table:style-name="ce10" office:value-type="string" calcext:value-type="string">
            <text:p>X</text:p>
          </table:table-cell>
          <table:table-cell table:style-name="ce10" table:number-columns-repeated="4"/>
          <table:table-cell table:style-name="ce15" office:value-type="string" calcext:value-type="string">
            <text:p>Nova Sprint, novas tarefas, vamos para novos aprendiz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13">
          <table:table-cell table:style-name="ce6" table:formula="of:=[.A977]+1" office:value-type="date" office:date-value="2024-08-10" calcext:value-type="date">
            <text:p>10/08/2024</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Alegre por passar o dia em família, triste nem sei porquê.</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style-name="ce47" table:number-columns-repeated="998"/>
        </table:table-row>
        <table:table-row table:style-name="ro8">
          <table:table-cell table:style-name="ce6" table:formula="of:=[.A978]+1" office:value-type="date" office:date-value="2024-08-11" calcext:value-type="date">
            <text:p>11/08/2024</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Porque Deus, porque, a gente ora, a gente faz de tudo, e coisas assim acontecem!? Juro, eu só quero entender, pra poder ser alguém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style-name="ce47" table:number-columns-repeated="998"/>
        </table:table-row>
        <table:table-row table:style-name="ro6">
          <table:table-cell table:style-name="ce6" table:formula="of:=[.A979]+1" office:value-type="date" office:date-value="2024-08-12" calcext:value-type="date">
            <text:p>12/08/2024</text:p>
          </table:table-cell>
          <table:table-cell table:style-name="ce10" office:value-type="string" calcext:value-type="string">
            <text:p>X</text:p>
          </table:table-cell>
          <table:table-cell table:style-name="ce10" table:number-columns-repeated="4"/>
          <table:table-cell table:style-name="ce15" office:value-type="string" calcext:value-type="string">
            <text:p>Hoje eu fui “miozim”, consegui fazer muita coisa e ajudar bastante ao tim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musculação.</text:p>
          </table:table-cell>
          <table:table-cell table:style-name="ce2" table:number-columns-repeated="16"/>
          <table:table-cell table:style-name="ce47" table:number-columns-repeated="998"/>
        </table:table-row>
        <table:table-row table:style-name="ro3" table:number-rows-repeated="76">
          <table:table-cell table:style-name="ce6"/>
          <table:table-cell table:style-name="ce10" table:number-columns-repeated="5"/>
          <table:table-cell table:style-name="ce15" table:number-columns-repeated="4"/>
          <table:table-cell table:style-name="ce2" table:number-columns-repeated="16"/>
          <table:table-cell table:style-name="ce47" table:number-columns-repeated="998"/>
        </table:table-row>
        <table:table-row table:style-name="ro15" table:number-rows-repeated="364">
          <table:table-cell table:style-name="ce2"/>
          <table:table-cell table:style-name="ce7" table:number-columns-repeated="5"/>
          <table:table-cell table:style-name="ce2" table:number-columns-repeated="20"/>
          <table:table-cell table:number-columns-repeated="998"/>
        </table:table-row>
        <table:table-row table:style-name="ro15" table:number-rows-repeated="1047155">
          <table:table-cell table:number-columns-repeated="1024"/>
        </table:table-row>
        <table:table-row table:style-name="ro15">
          <table:table-cell table:number-columns-repeated="1024"/>
        </table:table-row>
      </table:table>
      <table:named-expressions/>
      <table:database-ranges>
        <table:database-range table:name="__Anonymous_Sheet_DB__0" table:target-range-address="Planilha1.A5:Planilha1.J938"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4-08-12">00/00/0000</text:date>, <text:time style:data-style-name="N2" text:time-value="21:45:13.398109617">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4-08-12T21:46:01.113615823</dc:date>
    <meta:editing-duration>P1DT2H51M31S</meta:editing-duration>
    <meta:editing-cycles>973</meta:editing-cycles>
    <meta:document-statistic meta:table-count="1" meta:cell-count="5869" meta:object-count="0"/>
  </office:meta>
</office:document-meta>
</file>